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ejaVu Sans" svg:font-family="'DejaVu Sans'" style:font-adornments="Bold" style:font-family-generic="swiss" style:font-pitch="variable"/>
    <style:font-face style:name="DejaVu Sans Condensed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037cm"/>
    </style:style>
    <style:style style:name="co2" style:family="table-column">
      <style:table-column-properties fo:break-before="auto" style:column-width="0.963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3.15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page" style:column-width="0.998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.12cm"/>
    </style:style>
    <style:style style:name="co10" style:family="table-column">
      <style:table-column-properties fo:break-before="auto" style:column-width="1.341cm"/>
    </style:style>
    <style:style style:name="co11" style:family="table-column">
      <style:table-column-properties fo:break-before="auto" style:column-width="3.602cm"/>
    </style:style>
    <style:style style:name="co12" style:family="table-column">
      <style:table-column-properties fo:break-before="auto" style:column-width="2.288cm"/>
    </style:style>
    <style:style style:name="co13" style:family="table-column">
      <style:table-column-properties fo:break-before="auto" style:column-width="2.362cm"/>
    </style:style>
    <style:style style:name="co14" style:family="table-column">
      <style:table-column-properties fo:break-before="auto" style:column-width="1.57cm"/>
    </style:style>
    <style:style style:name="co15" style:family="table-column">
      <style:table-column-properties fo:break-before="auto" style:column-width="2.147cm"/>
    </style:style>
    <style:style style:name="co16" style:family="table-column">
      <style:table-column-properties fo:break-before="auto" style:column-width="1.894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1.979cm"/>
    </style:style>
    <style:style style:name="co19" style:family="table-column">
      <style:table-column-properties fo:break-before="auto" style:column-width="2.125cm"/>
    </style:style>
    <style:style style:name="co20" style:family="table-column">
      <style:table-column-properties fo:break-before="auto" style:column-width="3.644cm"/>
    </style:style>
    <style:style style:name="co21" style:family="table-column">
      <style:table-column-properties fo:break-before="auto" style:column-width="1.205cm"/>
    </style:style>
    <style:style style:name="co22" style:family="table-column">
      <style:table-column-properties fo:break-before="auto" style:column-width="1.413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1.774cm"/>
    </style:style>
    <style:style style:name="co25" style:family="table-column">
      <style:table-column-properties fo:break-before="auto" style:column-width="2.524cm"/>
    </style:style>
    <style:style style:name="co26" style:family="table-column">
      <style:table-column-properties fo:break-before="auto" style:column-width="2.219cm"/>
    </style:style>
    <style:style style:name="co27" style:family="table-column">
      <style:table-column-properties fo:break-before="auto" style:column-width="1.235cm"/>
    </style:style>
    <style:style style:name="co28" style:family="table-column">
      <style:table-column-properties fo:break-before="auto" style:column-width="0.878cm"/>
    </style:style>
    <style:style style:name="ro1" style:family="table-row">
      <style:table-row-properties style:row-height="1.1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7cm" fo:break-before="auto" style:use-optimal-row-height="false"/>
    </style:style>
    <style:style style:name="ta1" style:family="table" style:master-page-name="Default">
      <style:table-properties table:display="true" style:writing-mode="lr-tb" table:tab-color="#afd095"/>
    </style:style>
    <style:style style:name="ta2" style:family="table" style:master-page-name="Default">
      <style:table-properties table:display="true" style:writing-mode="lr-tb" table:tab-color="#ffe994"/>
    </style:style>
    <style:style style:name="ta3" style:family="table" style:master-page-name="Default">
      <style:table-properties table:display="false" style:writing-mode="lr-tb" table:tab-color="#b4c7dc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ext-style style:name="N100">
      <number:text-content/>
    </number:text-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468a1a" style:text-outline="false" style:font-name="DejaVu Sans" fo:font-size="14pt" fo:text-shadow="none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35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6" style:family="table-cell" style:parent-style-name="Default" style:data-style-name="N135">
      <style:table-cell-properties fo:background-color="#dde8cb" style:text-align-source="fix" style:repeat-content="false" style:vertical-align="middle"/>
      <style:paragraph-properties fo:text-align="center" fo:margin-left="0cm"/>
      <style:text-properties style:font-name="DejaVu Sans Condensed"/>
    </style:style>
    <style:style style:name="ce7" style:family="table-cell" style:parent-style-name="Default">
      <style:table-cell-properties fo:background-color="#dde8cb" style:vertical-align="middl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size="8pt" style:font-size-asian="8pt" style:font-size-complex="8pt"/>
    </style:style>
    <style:style style:name="ce9" style:family="table-cell" style:parent-style-name="Default" style:data-style-name="N0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333333"/>
      <style:text-properties fo:color="#ffde59" fo:font-weight="bold" style:font-weight-asian="bold" style:font-weight-complex="bold"/>
    </style:style>
    <style:style style:name="ce49" style:family="table-cell" style:parent-style-name="Default">
      <style:table-cell-properties fo:background-color="#ffffd7"/>
    </style:style>
    <style:style style:name="ce5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de59" fo:font-weight="bold" style:font-weight-asian="bold" style:font-weight-complex="bold"/>
    </style:style>
    <style:style style:name="ce51" style:family="table-cell" style:parent-style-name="Default" style:data-style-name="N36">
      <style:table-cell-properties fo:background-color="#ffffd7"/>
    </style:style>
    <style:style style:name="ce11" style:family="table-cell" style:parent-style-name="Default">
      <style:table-cell-properties style:glyph-orientation-vertical="0" fo:background-color="#33333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de5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125">
      <style:table-cell-properties fo:background-color="#ffffff"/>
      <style:text-properties fo:color="#3465a4"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transparent"/>
      <style:map style:condition="cell-content-is-between(-0.000001,0.000001)" style:apply-style-name="Bad" style:base-cell-address="Users.C2"/>
    </style:style>
    <style:style style:name="ce15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de5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2">
      <style:text-properties style:use-window-font-color="true"/>
    </style:style>
    <style:style style:name="ce17" style:family="table-cell" style:parent-style-name="Default">
      <style:table-cell-properties fo:background-color="#333333"/>
      <style:text-properties fo:color="#ffde5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2"/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 style:data-style-name="N36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5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 style:data-style-name="N125"/>
    <style:style style:name="ce31" style:family="table-cell" style:parent-style-name="Default" style:data-style-name="N10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ymbol-color="#468a1a" fo:background-color="#dde8cb" fo:border="none" loext:decorative="false"/>
    </style:style>
    <style:style style:name="gr3" style:family="graphic" style:parent-style-name="Default">
      <style:graphic-properties draw:textarea-vertical-align="middle" loext:decorative="false"/>
    </style:style>
    <style:style style:name="gr4" style:family="graphic" style:parent-style-name="Default">
      <style:graphic-properties fo:border="solid #468a1a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P3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Char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crollbar 1" form:control-implementation="ooo:com.sun.star.form.component.ScrollBar" xml:id="control1" form:id="control1" form:value="1" form:linked-cell="Data.N3" form:page-step-size="30" form:delay-for-repeat="PT0.050000000S" form:min-value="-50095" form:max-value="50095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checkbox form:name="Check Box 1" form:control-implementation="ooo:com.sun.star.form.component.CheckBox" xml:id="control2" form:id="control2" form:label="Today" form:visual-effect="flat" form:value="0" form:input-required="false" form:linked-cell="Data.N3" form:current-state="unknown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Referer" office:value-type="string" office:string-value="file:///home/pim/Downloads/Biorhythms_calculator_NEW.ots/content.xml"/>
                <form:property form:property-name="SecondaryRefValue" office:value-type="string" office:string-value=""/>
              </form:properties>
            </form:checkbox>
            <form:listbox form:name="List Box 1" form:control-implementation="ooo:com.sun.star.form.component.ListBox" xml:id="control3" form:id="control3" form:dropdown="true" form:size="20" form:input-required="false" form:bound-column="1" form:linked-cell="Data.Q1" form:list-linkage-type="selection-indexes" form:source-cell-range="Users.A2:Users.B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0"/>
                  <form:list-value office:value="0"/>
                </form:list-property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frame draw:z-index="0" draw:style-name="gr1" draw:text-style-name="P1" svg:width="33.405cm" svg:height="13.231cm" svg:x="0.265cm" svg:y="2.772cm">
            <draw:object draw:notify-on-update-of-ranges="Data.B2:Data.B33 Data.I1:Data.I1 Data.I2:Data.I33 Data.J1:Data.J1 Data.J2:Data.J33 Data.G1:Data.G1 Data.G2:Data.G33 Data.H1:Data.H1 Data.H2:Data.H33 Data.C1:Data.C1 Data.C2:Data.C33 Data.D1:Data.D1 Data.D2:Data.D33 Data.E1:Data.E1 Data.E2:Data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name="Control 3" draw:style-name="gr2" draw:text-style-name="P2" svg:width="18.168cm" svg:height="0.452cm" svg:x="6.218cm" svg:y="1.762cm" draw:control="control1"/>
          <draw:control draw:z-index="2" draw:name="Control 2" draw:style-name="gr3" draw:text-style-name="P3" svg:width="1.551cm" svg:height="0.595cm" svg:x="15.144cm" svg:y="1.045cm" draw:control="control2"/>
          <draw:control draw:z-index="3" draw:name="Control 1" draw:style-name="gr4" draw:text-style-name="P3" svg:width="3.87cm" svg:height="0.616cm" svg:x="29.954cm" svg:y="2.56cm" draw:control="control3"/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number-columns-repeated="242" table:default-cell-style-name="Default"/>
        <table:table-column table:style-name="co13" table:number-columns-repeated="767" table:default-cell-style-name="Default"/>
        <table:table-row table:style-name="ro1">
          <table:table-cell/>
          <table:table-cell table:number-columns-spanned="7" table:number-rows-spanned="1"/>
          <table:covered-table-cell table:number-columns-repeated="6"/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5" office:value-type="string" calcext:value-type="string">
            <text:p>From</text:p>
          </table:table-cell>
          <table:table-cell table:number-columns-repeated="7"/>
          <table:table-cell table:style-name="ce5" office:value-type="string" calcext:value-type="string">
            <text:p>To</text:p>
          </table:table-cell>
          <table:table-cell/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Month</text:p>
          </table:table-cell>
          <table:table-cell table:style-name="ce8" office:value-type="string" calcext:value-type="string">
            <text:p>Year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2"/>
          <table:table-cell table:style-name="ce4"/>
          <table:table-cell table:style-name="ce6" table:formula="of:=[$Data.B2]" office:value-type="date" office:date-value="2027-09-08" calcext:value-type="date">
            <text:p>wo, 08-sep-2027</text:p>
          </table:table-cell>
          <table:table-cell table:style-name="ce7" table:number-columns-repeated="7"/>
          <table:table-cell table:style-name="ce6"/>
          <table:table-cell/>
          <table:table-cell table:style-name="ce9" table:formula="of:=DAY([Data.N1])" office:value-type="float" office:value="30" calcext:value-type="float">
            <text:p>30</text:p>
          </table:table-cell>
          <table:table-cell table:style-name="ce10" table:formula="of:=MONTH([Data.N1])" office:value-type="float" office:value="12" calcext:value-type="float">
            <text:p>12</text:p>
          </table:table-cell>
          <table:table-cell table:style-name="ce10" table:formula="of:=YEAR([Data.N1])" office:value-type="float" office:value="1899" calcext:value-type="float">
            <text:p>1899</text:p>
          </table:table-cell>
          <table:table-cell/>
          <table:table-cell table:style-name="ce2" table:number-columns-repeated="2"/>
          <table:table-cell table:number-columns-repeated="1007"/>
        </table:table-row>
      </table:table>
      <table:table table:name="Users" table:style-name="ta2">
        <office:forms form:automatic-focus="false" form:apply-design-mode="false"/>
        <table:table-column table:style-name="co14" table:default-cell-style-name="ce49"/>
        <table:table-column table:style-name="co5" table:default-cell-style-name="ce49"/>
        <table:table-row table:style-name="ro2">
          <table:table-cell table:style-name="ce48" office:value-type="string" calcext:value-type="string">
            <text:p>User</text:p>
          </table:table-cell>
          <table:table-cell table:style-name="ce50" office:value-type="string" calcext:value-type="string">
            <text:p>Birthday</text:p>
          </table:table-cell>
        </table:table-row>
        <table:table-row table:style-name="ro2" table:number-rows-repeated="4">
          <table:table-cell/>
          <table:table-cell table:style-name="ce51"/>
        </table:table-row>
        <table:table-row table:style-name="ro2" table:number-rows-repeated="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ata" table:style-name="ta3"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6"/>
        <table:table-column table:style-name="co21" table:default-cell-style-name="ce18"/>
        <table:table-column table:style-name="co22" table:default-cell-style-name="ce18"/>
        <table:table-column table:style-name="co17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4" table:number-columns-repeated="1004" table:default-cell-style-name="Default"/>
        <table:table-row table:style-name="ro2">
          <table:table-cell table:style-name="ce11" office:value-type="string" calcext:value-type="string">
            <text:p>Since Birth</text:p>
          </table:table-cell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Physical</text:p>
          </table:table-cell>
          <table:table-cell table:style-name="ce11" office:value-type="string" calcext:value-type="string">
            <text:p>Emotional</text:p>
          </table:table-cell>
          <table:table-cell table:style-name="ce11" office:value-type="string" calcext:value-type="string">
            <text:p>Intellectual</text:p>
          </table:table-cell>
          <table:table-cell table:style-name="ce15" office:value-type="string" calcext:value-type="string">
            <text:p>OVERALL</text:p>
          </table:table-cell>
          <table:table-cell table:style-name="ce17" office:value-type="string" calcext:value-type="string">
            <text:p>PLUS</text:p>
          </table:table-cell>
          <table:table-cell table:style-name="ce17" office:value-type="string" calcext:value-type="string">
            <text:p>MINUS</text:p>
          </table:table-cell>
          <table:table-cell table:style-name="ce17" office:value-type="string" calcext:value-type="string">
            <text:p>TODAY+</text:p>
          </table:table-cell>
          <table:table-cell table:style-name="ce17" office:value-type="string" calcext:value-type="string">
            <text:p>TODAY-</text:p>
          </table:table-cell>
          <table:table-cell table:style-name="ce19" table:number-columns-repeated="2"/>
          <table:table-cell table:style-name="ce20" office:value-type="string" calcext:value-type="string">
            <text:p>Birth Date:</text:p>
          </table:table-cell>
          <table:table-cell table:style-name="ce22" table:formula="of:=INDEX([$Users.B2:.B11];[.$Q$1])" office:value-type="date" office:date-value="1899-12-30" calcext:value-type="date">
            <text:p>30-12-1899</text:p>
          </table:table-cell>
          <table:table-cell table:style-name="ce28"/>
          <table:table-cell office:value-type="string" calcext:value-type="string">
            <text:p>User</text:p>
          </table:table-cell>
          <table:table-cell table:style-name="ce31" office:value-type="float" office:value="1" calcext:value-type="float">
            <text:p>1</text:p>
          </table:table-cell>
          <table:table-cell table:style-name="ce28"/>
          <table:table-cell table:style-name="ce19" table:number-columns-repeated="1003"/>
        </table:table-row>
        <table:table-row table:style-name="ro2">
          <table:table-cell table:formula="of:=[.$N$2]+[.$N$3]-[.$N$1]" office:value-type="float" office:value="46638" calcext:value-type="float">
            <text:p>46638</text:p>
          </table:table-cell>
          <table:table-cell table:formula="of:=[.$N$2]+[.$N$3]" office:value-type="date" office:date-value="2027-09-08" calcext:value-type="date">
            <text:p>08-sep-27</text:p>
          </table:table-cell>
          <table:table-cell table:formula="of:=SIN(2*PI()*[.A2]/[.$N$6])" office:value-type="float" office:value="-0.997668769190444" calcext:value-type="float">
            <text:p>-1,00</text:p>
          </table:table-cell>
          <table:table-cell table:formula="of:=SIN(2*PI()*[.A2]/[.$N$7])" office:value-type="float" office:value="-0.781831482467237" calcext:value-type="float">
            <text:p>-0,78</text:p>
          </table:table-cell>
          <table:table-cell table:formula="of:=SIN(2*PI()*[.A2]/[.$N$8])" office:value-type="float" office:value="0.989821441881133" calcext:value-type="float">
            <text:p>0,99</text:p>
          </table:table-cell>
          <table:table-cell table:formula="of:=AVERAGE([.C2:.E2])" office:value-type="float" office:value="-0.263226269925516" calcext:value-type="float">
            <text:p>-0,26</text:p>
          </table:table-cell>
          <table:table-cell table:formula="of:=IF([.F2]&gt;0;[.F2];0)" office:value-type="float" office:value="0" calcext:value-type="float">
            <text:p>0,00</text:p>
          </table:table-cell>
          <table:table-cell table:formula="of:=IF([.F2]&lt;0;[.F2];0)" office:value-type="float" office:value="-0.263226269925516" calcext:value-type="float">
            <text:p>-0,26</text:p>
          </table:table-cell>
          <table:table-cell table:formula="of:=IF([.B2]=TODAY();1;0)" office:value-type="float" office:value="0" calcext:value-type="float">
            <text:p>0</text:p>
          </table:table-cell>
          <table:table-cell table:formula="of:=IF([.B2]=TODAY();-1;0)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Start Date:</text:p>
          </table:table-cell>
          <table:table-cell table:style-name="ce23" table:formula="of:=TODAY()-15" office:value-type="date" office:date-value="2026-01-20" calcext:value-type="date">
            <text:p>20-jan-26</text:p>
          </table:table-cell>
          <table:table-cell table:style-name="ce29" table:number-columns-repeated="4"/>
          <table:table-cell table:number-columns-repeated="1003"/>
        </table:table-row>
        <table:table-row table:style-name="ro2">
          <table:table-cell table:formula="of:=[.A2]+1" office:value-type="float" office:value="46639" calcext:value-type="float">
            <text:p>46639</text:p>
          </table:table-cell>
          <table:table-cell table:formula="of:=[.B2]+1" office:value-type="date" office:date-value="2027-09-09" calcext:value-type="date">
            <text:p>09-sep-27</text:p>
          </table:table-cell>
          <table:table-cell table:formula="of:=SIN(2*PI()*[.A3]/[.$N$6])" office:value-type="float" office:value="-0.979084087682777" calcext:value-type="float">
            <text:p>-0,98</text:p>
          </table:table-cell>
          <table:table-cell table:formula="of:=SIN(2*PI()*[.A3]/[.$N$7])" office:value-type="float" office:value="-0.90096886790216" calcext:value-type="float">
            <text:p>-0,90</text:p>
          </table:table-cell>
          <table:table-cell table:formula="of:=SIN(2*PI()*[.A3]/[.$N$8])" office:value-type="float" office:value="0.945000818714925" calcext:value-type="float">
            <text:p>0,95</text:p>
          </table:table-cell>
          <table:table-cell table:formula="of:=AVERAGE([.C3:.E3])" office:value-type="float" office:value="-0.311684045623337" calcext:value-type="float">
            <text:p>-0,31</text:p>
          </table:table-cell>
          <table:table-cell table:formula="of:=IF([.F3]&gt;0;[.F3];0)" office:value-type="float" office:value="0" calcext:value-type="float">
            <text:p>0,00</text:p>
          </table:table-cell>
          <table:table-cell table:formula="of:=IF([.F3]&lt;0;[.F3];0)" office:value-type="float" office:value="-0.311684045623337" calcext:value-type="float">
            <text:p>-0,31</text:p>
          </table:table-cell>
          <table:table-cell table:formula="of:=IF([.B3]=TODAY();1;0)" office:value-type="float" office:value="0" calcext:value-type="float">
            <text:p>0</text:p>
          </table:table-cell>
          <table:table-cell table:formula="of:=IF([.B3]=TODAY();-1;0)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Days Elapsed:</text:p>
          </table:table-cell>
          <table:table-cell table:style-name="ce24" office:value-type="float" office:value="596" calcext:value-type="float">
            <text:p>596</text:p>
          </table:table-cell>
          <table:table-cell table:style-name="ce29"/>
          <table:table-cell table:style-name="ce30"/>
          <table:table-cell table:style-name="ce29" table:number-columns-repeated="2"/>
          <table:table-cell table:number-columns-repeated="1003"/>
        </table:table-row>
        <table:table-row table:style-name="ro2">
          <table:table-cell table:formula="of:=[.A3]+1" office:value-type="float" office:value="46640" calcext:value-type="float">
            <text:p>46640</text:p>
          </table:table-cell>
          <table:table-cell table:formula="of:=[.B3]+1" office:value-type="date" office:date-value="2027-09-10" calcext:value-type="date">
            <text:p>10-sep-27</text:p>
          </table:table-cell>
          <table:table-cell table:formula="of:=SIN(2*PI()*[.A4]/[.$N$6])" office:value-type="float" office:value="-0.887885218402115" calcext:value-type="float">
            <text:p>-0,89</text:p>
          </table:table-cell>
          <table:table-cell table:formula="of:=SIN(2*PI()*[.A4]/[.$N$7])" office:value-type="float" office:value="-0.97492791218184" calcext:value-type="float">
            <text:p>-0,97</text:p>
          </table:table-cell>
          <table:table-cell table:formula="of:=SIN(2*PI()*[.A4]/[.$N$8])" office:value-type="float" office:value="0.866025403784517" calcext:value-type="float">
            <text:p>0,87</text:p>
          </table:table-cell>
          <table:table-cell table:formula="of:=AVERAGE([.C4:.E4])" office:value-type="float" office:value="-0.332262575599813" calcext:value-type="float">
            <text:p>-0,33</text:p>
          </table:table-cell>
          <table:table-cell table:formula="of:=IF([.F4]&gt;0;[.F4];0)" office:value-type="float" office:value="0" calcext:value-type="float">
            <text:p>0,00</text:p>
          </table:table-cell>
          <table:table-cell table:formula="of:=IF([.F4]&lt;0;[.F4];0)" office:value-type="float" office:value="-0.332262575599813" calcext:value-type="float">
            <text:p>-0,33</text:p>
          </table:table-cell>
          <table:table-cell table:formula="of:=IF([.B4]=TODAY();1;0)" office:value-type="float" office:value="0" calcext:value-type="float">
            <text:p>0</text:p>
          </table:table-cell>
          <table:table-cell table:formula="of:=IF([.B4]=TODAY();-1;0)" office:value-type="float" office:value="0" calcext:value-type="float">
            <text:p>0</text:p>
          </table:table-cell>
          <table:table-cell table:number-columns-repeated="2"/>
          <table:table-cell table:style-name="ce21"/>
          <table:table-cell table:style-name="ce25"/>
          <table:table-cell table:style-name="ce29" table:number-columns-repeated="4"/>
          <table:table-cell table:number-columns-repeated="1003"/>
        </table:table-row>
        <table:table-row table:style-name="ro2">
          <table:table-cell table:formula="of:=[.A4]+1" office:value-type="float" office:value="46641" calcext:value-type="float">
            <text:p>46641</text:p>
          </table:table-cell>
          <table:table-cell table:formula="of:=[.B4]+1" office:value-type="date" office:date-value="2027-09-11" calcext:value-type="date">
            <text:p>11-sep-27</text:p>
          </table:table-cell>
          <table:table-cell table:formula="of:=SIN(2*PI()*[.A5]/[.$N$6])" office:value-type="float" office:value="-0.730835964278312" calcext:value-type="float">
            <text:p>-0,73</text:p>
          </table:table-cell>
          <table:table-cell table:formula="of:=SIN(2*PI()*[.A5]/[.$N$7])" office:value-type="float" office:value="-1" calcext:value-type="float">
            <text:p>-1,00</text:p>
          </table:table-cell>
          <table:table-cell table:formula="of:=SIN(2*PI()*[.A5]/[.$N$8])" office:value-type="float" office:value="0.755749574353951" calcext:value-type="float">
            <text:p>0,76</text:p>
          </table:table-cell>
          <table:table-cell table:formula="of:=AVERAGE([.C5:.E5])" office:value-type="float" office:value="-0.325028796641454" calcext:value-type="float">
            <text:p>-0,33</text:p>
          </table:table-cell>
          <table:table-cell table:formula="of:=IF([.F5]&gt;0;[.F5];0)" office:value-type="float" office:value="0" calcext:value-type="float">
            <text:p>0,00</text:p>
          </table:table-cell>
          <table:table-cell table:formula="of:=IF([.F5]&lt;0;[.F5];0)" office:value-type="float" office:value="-0.325028796641454" calcext:value-type="float">
            <text:p>-0,33</text:p>
          </table:table-cell>
          <table:table-cell table:formula="of:=IF([.B5]=TODAY();1;0)" office:value-type="float" office:value="0" calcext:value-type="float">
            <text:p>0</text:p>
          </table:table-cell>
          <table:table-cell table:formula="of:=IF([.B5]=TODAY();-1;0)" office:value-type="float" office:value="0" calcext:value-type="float">
            <text:p>0</text:p>
          </table:table-cell>
          <table:table-cell table:number-columns-repeated="2"/>
          <table:table-cell table:style-name="ce20" office:value-type="string" calcext:value-type="string">
            <text:p>CYCLE</text:p>
          </table:table-cell>
          <table:table-cell table:style-name="ce26" office:value-type="string" calcext:value-type="string">
            <text:p>DURATION</text:p>
          </table:table-cell>
          <table:table-cell table:style-name="ce29" table:number-columns-repeated="4"/>
          <table:table-cell table:number-columns-repeated="1003"/>
        </table:table-row>
        <table:table-row table:style-name="ro2">
          <table:table-cell table:formula="of:=[.A5]+1" office:value-type="float" office:value="46642" calcext:value-type="float">
            <text:p>46642</text:p>
          </table:table-cell>
          <table:table-cell table:formula="of:=[.B5]+1" office:value-type="date" office:date-value="2027-09-12" calcext:value-type="date">
            <text:p>12-sep-27</text:p>
          </table:table-cell>
          <table:table-cell table:formula="of:=SIN(2*PI()*[.A6]/[.$N$6])" office:value-type="float" office:value="-0.519583950034833" calcext:value-type="float">
            <text:p>-0,52</text:p>
          </table:table-cell>
          <table:table-cell table:formula="of:=SIN(2*PI()*[.A6]/[.$N$7])" office:value-type="float" office:value="-0.974927912181912" calcext:value-type="float">
            <text:p>-0,97</text:p>
          </table:table-cell>
          <table:table-cell table:formula="of:=SIN(2*PI()*[.A6]/[.$N$8])" office:value-type="float" office:value="0.618158986221174" calcext:value-type="float">
            <text:p>0,62</text:p>
          </table:table-cell>
          <table:table-cell table:formula="of:=AVERAGE([.C6:.E6])" office:value-type="float" office:value="-0.292117625331857" calcext:value-type="float">
            <text:p>-0,29</text:p>
          </table:table-cell>
          <table:table-cell table:formula="of:=IF([.F6]&gt;0;[.F6];0)" office:value-type="float" office:value="0" calcext:value-type="float">
            <text:p>0,00</text:p>
          </table:table-cell>
          <table:table-cell table:formula="of:=IF([.F6]&lt;0;[.F6];0)" office:value-type="float" office:value="-0.292117625331857" calcext:value-type="float">
            <text:p>-0,29</text:p>
          </table:table-cell>
          <table:table-cell table:formula="of:=IF([.B6]=TODAY();1;0)" office:value-type="float" office:value="0" calcext:value-type="float">
            <text:p>0</text:p>
          </table:table-cell>
          <table:table-cell table:formula="of:=IF([.B6]=TODAY();-1;0)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Physical</text:p>
          </table:table-cell>
          <table:table-cell table:style-name="ce27" office:value-type="float" office:value="23" calcext:value-type="float">
            <text:p>23</text:p>
          </table:table-cell>
          <table:table-cell table:style-name="ce29" table:number-columns-repeated="4"/>
          <table:table-cell table:number-columns-repeated="1003"/>
        </table:table-row>
        <table:table-row table:style-name="ro2">
          <table:table-cell table:formula="of:=[.A6]+1" office:value-type="float" office:value="46643" calcext:value-type="float">
            <text:p>46643</text:p>
          </table:table-cell>
          <table:table-cell table:formula="of:=[.B6]+1" office:value-type="date" office:date-value="2027-09-13" calcext:value-type="date">
            <text:p>13-sep-27</text:p>
          </table:table-cell>
          <table:table-cell table:formula="of:=SIN(2*PI()*[.A7]/[.$N$6])" office:value-type="float" office:value="-0.269796771157158" calcext:value-type="float">
            <text:p>-0,27</text:p>
          </table:table-cell>
          <table:table-cell table:formula="of:=SIN(2*PI()*[.A7]/[.$N$7])" office:value-type="float" office:value="-0.9009688679023" calcext:value-type="float">
            <text:p>-0,90</text:p>
          </table:table-cell>
          <table:table-cell table:formula="of:=SIN(2*PI()*[.A7]/[.$N$8])" office:value-type="float" office:value="0.458226521727496" calcext:value-type="float">
            <text:p>0,46</text:p>
          </table:table-cell>
          <table:table-cell table:formula="of:=AVERAGE([.C7:.E7])" office:value-type="float" office:value="-0.237513039110654" calcext:value-type="float">
            <text:p>-0,24</text:p>
          </table:table-cell>
          <table:table-cell table:formula="of:=IF([.F7]&gt;0;[.F7];0)" office:value-type="float" office:value="0" calcext:value-type="float">
            <text:p>0,00</text:p>
          </table:table-cell>
          <table:table-cell table:formula="of:=IF([.F7]&lt;0;[.F7];0)" office:value-type="float" office:value="-0.237513039110654" calcext:value-type="float">
            <text:p>-0,24</text:p>
          </table:table-cell>
          <table:table-cell table:formula="of:=IF([.B7]=TODAY();1;0)" office:value-type="float" office:value="0" calcext:value-type="float">
            <text:p>0</text:p>
          </table:table-cell>
          <table:table-cell table:formula="of:=IF([.B7]=TODAY();-1;0)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Emotional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1007"/>
        </table:table-row>
        <table:table-row table:style-name="ro2">
          <table:table-cell table:formula="of:=[.A7]+1" office:value-type="float" office:value="46644" calcext:value-type="float">
            <text:p>46644</text:p>
          </table:table-cell>
          <table:table-cell table:formula="of:=[.B7]+1" office:value-type="date" office:date-value="2027-09-14" calcext:value-type="date">
            <text:p>14-sep-27</text:p>
          </table:table-cell>
          <table:table-cell table:formula="of:=SIN(2*PI()*[.A8]/[.$N$6])" office:value-type="float" office:value="-0.000000000000979885802051035" calcext:value-type="float">
            <text:p>0,00</text:p>
          </table:table-cell>
          <table:table-cell table:formula="of:=SIN(2*PI()*[.A8]/[.$N$7])" office:value-type="float" office:value="-0.781831482468572" calcext:value-type="float">
            <text:p>-0,78</text:p>
          </table:table-cell>
          <table:table-cell table:formula="of:=SIN(2*PI()*[.A8]/[.$N$8])" office:value-type="float" office:value="0.281732556842667" calcext:value-type="float">
            <text:p>0,28</text:p>
          </table:table-cell>
          <table:table-cell table:formula="of:=AVERAGE([.C8:.E8])" office:value-type="float" office:value="-0.166699641875628" calcext:value-type="float">
            <text:p>-0,17</text:p>
          </table:table-cell>
          <table:table-cell table:formula="of:=IF([.F8]&gt;0;[.F8];0)" office:value-type="float" office:value="0" calcext:value-type="float">
            <text:p>0,00</text:p>
          </table:table-cell>
          <table:table-cell table:formula="of:=IF([.F8]&lt;0;[.F8];0)" office:value-type="float" office:value="-0.166699641875628" calcext:value-type="float">
            <text:p>-0,17</text:p>
          </table:table-cell>
          <table:table-cell table:formula="of:=IF([.B8]=TODAY();1;0)" office:value-type="float" office:value="0" calcext:value-type="float">
            <text:p>0</text:p>
          </table:table-cell>
          <table:table-cell table:formula="of:=IF([.B8]=TODAY();-1;0)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Intellectual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1007"/>
        </table:table-row>
        <table:table-row table:style-name="ro2">
          <table:table-cell table:formula="of:=[.A8]+1" office:value-type="float" office:value="46645" calcext:value-type="float">
            <text:p>46645</text:p>
          </table:table-cell>
          <table:table-cell table:formula="of:=[.B8]+1" office:value-type="date" office:date-value="2027-09-15" calcext:value-type="date">
            <text:p>15-sep-27</text:p>
          </table:table-cell>
          <table:table-cell table:formula="of:=SIN(2*PI()*[.A9]/[.$N$6])" office:value-type="float" office:value="0.269796771155271" calcext:value-type="float">
            <text:p>0,27</text:p>
          </table:table-cell>
          <table:table-cell table:formula="of:=SIN(2*PI()*[.A9]/[.$N$7])" office:value-type="float" office:value="-0.623489801860309" calcext:value-type="float">
            <text:p>-0,62</text:p>
          </table:table-cell>
          <table:table-cell table:formula="of:=SIN(2*PI()*[.A9]/[.$N$8])" office:value-type="float" office:value="0.0950560433048426" calcext:value-type="float">
            <text:p>0,10</text:p>
          </table:table-cell>
          <table:table-cell table:formula="of:=AVERAGE([.C9:.E9])" office:value-type="float" office:value="-0.0862123291333987" calcext:value-type="float">
            <text:p>-0,09</text:p>
          </table:table-cell>
          <table:table-cell table:formula="of:=IF([.F9]&gt;0;[.F9];0)" office:value-type="float" office:value="0" calcext:value-type="float">
            <text:p>0,00</text:p>
          </table:table-cell>
          <table:table-cell table:formula="of:=IF([.F9]&lt;0;[.F9];0)" office:value-type="float" office:value="-0.0862123291333987" calcext:value-type="float">
            <text:p>-0,09</text:p>
          </table:table-cell>
          <table:table-cell table:formula="of:=IF([.B9]=TODAY();1;0)" office:value-type="float" office:value="0" calcext:value-type="float">
            <text:p>0</text:p>
          </table:table-cell>
          <table:table-cell table:formula="of:=IF([.B9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9]+1" office:value-type="float" office:value="46646" calcext:value-type="float">
            <text:p>46646</text:p>
          </table:table-cell>
          <table:table-cell table:formula="of:=[.B9]+1" office:value-type="date" office:date-value="2027-09-16" calcext:value-type="date">
            <text:p>16-sep-27</text:p>
          </table:table-cell>
          <table:table-cell table:formula="of:=SIN(2*PI()*[.A10]/[.$N$6])" office:value-type="float" office:value="0.519583950036267" calcext:value-type="float">
            <text:p>0,52</text:p>
          </table:table-cell>
          <table:table-cell table:formula="of:=SIN(2*PI()*[.A10]/[.$N$7])" office:value-type="float" office:value="-0.433883739117129" calcext:value-type="float">
            <text:p>-0,43</text:p>
          </table:table-cell>
          <table:table-cell table:formula="of:=SIN(2*PI()*[.A10]/[.$N$8])" office:value-type="float" office:value="-0.0950560433041462" calcext:value-type="float">
            <text:p>-0,10</text:p>
          </table:table-cell>
          <table:table-cell table:formula="of:=AVERAGE([.C10:.E10])" office:value-type="float" office:value="-0.00311861079500259" calcext:value-type="float">
            <text:p>0,00</text:p>
          </table:table-cell>
          <table:table-cell table:formula="of:=IF([.F10]&gt;0;[.F10];0)" office:value-type="float" office:value="0" calcext:value-type="float">
            <text:p>0,00</text:p>
          </table:table-cell>
          <table:table-cell table:formula="of:=IF([.F10]&lt;0;[.F10];0)" office:value-type="float" office:value="-0.00311861079500259" calcext:value-type="float">
            <text:p>0,00</text:p>
          </table:table-cell>
          <table:table-cell table:formula="of:=IF([.B10]=TODAY();1;0)" office:value-type="float" office:value="0" calcext:value-type="float">
            <text:p>0</text:p>
          </table:table-cell>
          <table:table-cell table:formula="of:=IF([.B10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46647" calcext:value-type="float">
            <text:p>46647</text:p>
          </table:table-cell>
          <table:table-cell table:formula="of:=[.B10]+1" office:value-type="date" office:date-value="2027-09-17" calcext:value-type="date">
            <text:p>17-sep-27</text:p>
          </table:table-cell>
          <table:table-cell table:formula="of:=SIN(2*PI()*[.A11]/[.$N$6])" office:value-type="float" office:value="0.730835964278216" calcext:value-type="float">
            <text:p>0,73</text:p>
          </table:table-cell>
          <table:table-cell table:formula="of:=SIN(2*PI()*[.A11]/[.$N$7])" office:value-type="float" office:value="-0.222520933956967" calcext:value-type="float">
            <text:p>-0,22</text:p>
          </table:table-cell>
          <table:table-cell table:formula="of:=SIN(2*PI()*[.A11]/[.$N$8])" office:value-type="float" office:value="-0.281732556841996" calcext:value-type="float">
            <text:p>-0,28</text:p>
          </table:table-cell>
          <table:table-cell table:formula="of:=AVERAGE([.C11:.E11])" office:value-type="float" office:value="0.0755274911597512" calcext:value-type="float">
            <text:p>0,08</text:p>
          </table:table-cell>
          <table:table-cell table:formula="of:=IF([.F11]&gt;0;[.F11];0)" office:value-type="float" office:value="0.0755274911597512" calcext:value-type="float">
            <text:p>0,08</text:p>
          </table:table-cell>
          <table:table-cell table:formula="of:=IF([.F11]&lt;0;[.F11];0)" office:value-type="float" office:value="0" calcext:value-type="float">
            <text:p>0,00</text:p>
          </table:table-cell>
          <table:table-cell table:formula="of:=IF([.B11]=TODAY();1;0)" office:value-type="float" office:value="0" calcext:value-type="float">
            <text:p>0</text:p>
          </table:table-cell>
          <table:table-cell table:formula="of:=IF([.B11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46648" calcext:value-type="float">
            <text:p>46648</text:p>
          </table:table-cell>
          <table:table-cell table:formula="of:=[.B11]+1" office:value-type="date" office:date-value="2027-09-18" calcext:value-type="date">
            <text:p>18-sep-27</text:p>
          </table:table-cell>
          <table:table-cell table:formula="of:=SIN(2*PI()*[.A12]/[.$N$6])" office:value-type="float" office:value="0.88788521840205" calcext:value-type="float">
            <text:p>0,89</text:p>
          </table:table-cell>
          <table:table-cell table:formula="of:=SIN(2*PI()*[.A12]/[.$N$7])" office:value-type="float" office:value="4.06247326496003E-015" calcext:value-type="float">
            <text:p>0,00</text:p>
          </table:table-cell>
          <table:table-cell table:formula="of:=SIN(2*PI()*[.A12]/[.$N$8])" office:value-type="float" office:value="-0.458226521726875" calcext:value-type="float">
            <text:p>-0,46</text:p>
          </table:table-cell>
          <table:table-cell table:formula="of:=AVERAGE([.C12:.E12])" office:value-type="float" office:value="0.143219565558393" calcext:value-type="float">
            <text:p>0,14</text:p>
          </table:table-cell>
          <table:table-cell table:formula="of:=IF([.F12]&gt;0;[.F12];0)" office:value-type="float" office:value="0.143219565558393" calcext:value-type="float">
            <text:p>0,14</text:p>
          </table:table-cell>
          <table:table-cell table:formula="of:=IF([.F12]&lt;0;[.F12];0)" office:value-type="float" office:value="0" calcext:value-type="float">
            <text:p>0,00</text:p>
          </table:table-cell>
          <table:table-cell table:formula="of:=IF([.B12]=TODAY();1;0)" office:value-type="float" office:value="0" calcext:value-type="float">
            <text:p>0</text:p>
          </table:table-cell>
          <table:table-cell table:formula="of:=IF([.B12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46649" calcext:value-type="float">
            <text:p>46649</text:p>
          </table:table-cell>
          <table:table-cell table:formula="of:=[.B12]+1" office:value-type="date" office:date-value="2027-09-19" calcext:value-type="date">
            <text:p>19-sep-27</text:p>
          </table:table-cell>
          <table:table-cell table:formula="of:=SIN(2*PI()*[.A13]/[.$N$6])" office:value-type="float" office:value="0.979084087682008" calcext:value-type="float">
            <text:p>0,98</text:p>
          </table:table-cell>
          <table:table-cell table:formula="of:=SIN(2*PI()*[.A13]/[.$N$7])" office:value-type="float" office:value="0.222520933955201" calcext:value-type="float">
            <text:p>0,22</text:p>
          </table:table-cell>
          <table:table-cell table:formula="of:=SIN(2*PI()*[.A13]/[.$N$8])" office:value-type="float" office:value="-0.618158986220624" calcext:value-type="float">
            <text:p>-0,62</text:p>
          </table:table-cell>
          <table:table-cell table:formula="of:=AVERAGE([.C13:.E13])" office:value-type="float" office:value="0.194482011805529" calcext:value-type="float">
            <text:p>0,19</text:p>
          </table:table-cell>
          <table:table-cell table:formula="of:=IF([.F13]&gt;0;[.F13];0)" office:value-type="float" office:value="0.194482011805529" calcext:value-type="float">
            <text:p>0,19</text:p>
          </table:table-cell>
          <table:table-cell table:formula="of:=IF([.F13]&lt;0;[.F13];0)" office:value-type="float" office:value="0" calcext:value-type="float">
            <text:p>0,00</text:p>
          </table:table-cell>
          <table:table-cell table:formula="of:=IF([.B13]=TODAY();1;0)" office:value-type="float" office:value="0" calcext:value-type="float">
            <text:p>0</text:p>
          </table:table-cell>
          <table:table-cell table:formula="of:=IF([.B13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46650" calcext:value-type="float">
            <text:p>46650</text:p>
          </table:table-cell>
          <table:table-cell table:formula="of:=[.B13]+1" office:value-type="date" office:date-value="2027-09-20" calcext:value-type="date">
            <text:p>20-sep-27</text:p>
          </table:table-cell>
          <table:table-cell table:formula="of:=SIN(2*PI()*[.A14]/[.$N$6])" office:value-type="float" office:value="0.997668769190578" calcext:value-type="float">
            <text:p>1,00</text:p>
          </table:table-cell>
          <table:table-cell table:formula="of:=SIN(2*PI()*[.A14]/[.$N$7])" office:value-type="float" office:value="0.433883739117136" calcext:value-type="float">
            <text:p>0,43</text:p>
          </table:table-cell>
          <table:table-cell table:formula="of:=SIN(2*PI()*[.A14]/[.$N$8])" office:value-type="float" office:value="-0.755749574353493" calcext:value-type="float">
            <text:p>-0,76</text:p>
          </table:table-cell>
          <table:table-cell table:formula="of:=AVERAGE([.C14:.E14])" office:value-type="float" office:value="0.225267644651407" calcext:value-type="float">
            <text:p>0,23</text:p>
          </table:table-cell>
          <table:table-cell table:formula="of:=IF([.F14]&gt;0;[.F14];0)" office:value-type="float" office:value="0.225267644651407" calcext:value-type="float">
            <text:p>0,23</text:p>
          </table:table-cell>
          <table:table-cell table:formula="of:=IF([.F14]&lt;0;[.F14];0)" office:value-type="float" office:value="0" calcext:value-type="float">
            <text:p>0,00</text:p>
          </table:table-cell>
          <table:table-cell table:formula="of:=IF([.B14]=TODAY();1;0)" office:value-type="float" office:value="0" calcext:value-type="float">
            <text:p>0</text:p>
          </table:table-cell>
          <table:table-cell table:formula="of:=IF([.B14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46651" calcext:value-type="float">
            <text:p>46651</text:p>
          </table:table-cell>
          <table:table-cell table:formula="of:=[.B14]+1" office:value-type="date" office:date-value="2027-09-21" calcext:value-type="date">
            <text:p>21-sep-27</text:p>
          </table:table-cell>
          <table:table-cell table:formula="of:=SIN(2*PI()*[.A15]/[.$N$6])" office:value-type="float" office:value="0.942260922119293" calcext:value-type="float">
            <text:p>0,94</text:p>
          </table:table-cell>
          <table:table-cell table:formula="of:=SIN(2*PI()*[.A15]/[.$N$7])" office:value-type="float" office:value="0.623489801857472" calcext:value-type="float">
            <text:p>0,62</text:p>
          </table:table-cell>
          <table:table-cell table:formula="of:=SIN(2*PI()*[.A15]/[.$N$8])" office:value-type="float" office:value="-0.866025403784167" calcext:value-type="float">
            <text:p>-0,87</text:p>
          </table:table-cell>
          <table:table-cell table:formula="of:=AVERAGE([.C15:.E15])" office:value-type="float" office:value="0.233241773397533" calcext:value-type="float">
            <text:p>0,23</text:p>
          </table:table-cell>
          <table:table-cell table:formula="of:=IF([.F15]&gt;0;[.F15];0)" office:value-type="float" office:value="0.233241773397533" calcext:value-type="float">
            <text:p>0,23</text:p>
          </table:table-cell>
          <table:table-cell table:formula="of:=IF([.F15]&lt;0;[.F15];0)" office:value-type="float" office:value="0" calcext:value-type="float">
            <text:p>0,00</text:p>
          </table:table-cell>
          <table:table-cell table:formula="of:=IF([.B15]=TODAY();1;0)" office:value-type="float" office:value="0" calcext:value-type="float">
            <text:p>0</text:p>
          </table:table-cell>
          <table:table-cell table:formula="of:=IF([.B15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46652" calcext:value-type="float">
            <text:p>46652</text:p>
          </table:table-cell>
          <table:table-cell table:formula="of:=[.B15]+1" office:value-type="date" office:date-value="2027-09-22" calcext:value-type="date">
            <text:p>22-sep-27</text:p>
          </table:table-cell>
          <table:table-cell table:formula="of:=SIN(2*PI()*[.A16]/[.$N$6])" office:value-type="float" office:value="0.816969893010692" calcext:value-type="float">
            <text:p>0,82</text:p>
          </table:table-cell>
          <table:table-cell table:formula="of:=SIN(2*PI()*[.A16]/[.$N$7])" office:value-type="float" office:value="0.781831482468577" calcext:value-type="float">
            <text:p>0,78</text:p>
          </table:table-cell>
          <table:table-cell table:formula="of:=SIN(2*PI()*[.A16]/[.$N$8])" office:value-type="float" office:value="-0.945000818714696" calcext:value-type="float">
            <text:p>-0,95</text:p>
          </table:table-cell>
          <table:table-cell table:formula="of:=AVERAGE([.C16:.E16])" office:value-type="float" office:value="0.217933518921525" calcext:value-type="float">
            <text:p>0,22</text:p>
          </table:table-cell>
          <table:table-cell table:formula="of:=IF([.F16]&gt;0;[.F16];0)" office:value-type="float" office:value="0.217933518921525" calcext:value-type="float">
            <text:p>0,22</text:p>
          </table:table-cell>
          <table:table-cell table:formula="of:=IF([.F16]&lt;0;[.F16];0)" office:value-type="float" office:value="0" calcext:value-type="float">
            <text:p>0,00</text:p>
          </table:table-cell>
          <table:table-cell table:formula="of:=IF([.B16]=TODAY();1;0)" office:value-type="float" office:value="0" calcext:value-type="float">
            <text:p>0</text:p>
          </table:table-cell>
          <table:table-cell table:formula="of:=IF([.B16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46653" calcext:value-type="float">
            <text:p>46653</text:p>
          </table:table-cell>
          <table:table-cell table:formula="of:=[.B16]+1" office:value-type="date" office:date-value="2027-09-23" calcext:value-type="date">
            <text:p>23-sep-27</text:p>
          </table:table-cell>
          <table:table-cell table:formula="of:=SIN(2*PI()*[.A17]/[.$N$6])" office:value-type="float" office:value="0.631087944325631" calcext:value-type="float">
            <text:p>0,63</text:p>
          </table:table-cell>
          <table:table-cell table:formula="of:=SIN(2*PI()*[.A17]/[.$N$7])" office:value-type="float" office:value="0.900968867902303" calcext:value-type="float">
            <text:p>0,90</text:p>
          </table:table-cell>
          <table:table-cell table:formula="of:=SIN(2*PI()*[.A17]/[.$N$8])" office:value-type="float" office:value="-0.989821441881034" calcext:value-type="float">
            <text:p>-0,99</text:p>
          </table:table-cell>
          <table:table-cell table:formula="of:=AVERAGE([.C17:.E17])" office:value-type="float" office:value="0.180745123448967" calcext:value-type="float">
            <text:p>0,18</text:p>
          </table:table-cell>
          <table:table-cell table:formula="of:=IF([.F17]&gt;0;[.F17];0)" office:value-type="float" office:value="0.180745123448967" calcext:value-type="float">
            <text:p>0,18</text:p>
          </table:table-cell>
          <table:table-cell table:formula="of:=IF([.F17]&lt;0;[.F17];0)" office:value-type="float" office:value="0" calcext:value-type="float">
            <text:p>0,00</text:p>
          </table:table-cell>
          <table:table-cell table:formula="of:=IF([.B17]=TODAY();1;0)" office:value-type="float" office:value="0" calcext:value-type="float">
            <text:p>0</text:p>
          </table:table-cell>
          <table:table-cell table:formula="of:=IF([.B17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46654" calcext:value-type="float">
            <text:p>46654</text:p>
          </table:table-cell>
          <table:table-cell table:formula="of:=[.B17]+1" office:value-type="date" office:date-value="2027-09-24" calcext:value-type="date">
            <text:p>24-sep-27</text:p>
          </table:table-cell>
          <table:table-cell table:formula="of:=SIN(2*PI()*[.A18]/[.$N$6])" office:value-type="float" office:value="0.398401089846514" calcext:value-type="float">
            <text:p>0,40</text:p>
          </table:table-cell>
          <table:table-cell table:formula="of:=SIN(2*PI()*[.A18]/[.$N$7])" office:value-type="float" office:value="0.974927912181914" calcext:value-type="float">
            <text:p>0,97</text:p>
          </table:table-cell>
          <table:table-cell table:formula="of:=SIN(2*PI()*[.A18]/[.$N$8])" office:value-type="float" office:value="-0.998867339183031" calcext:value-type="float">
            <text:p>-1,00</text:p>
          </table:table-cell>
          <table:table-cell table:formula="of:=AVERAGE([.C18:.E18])" office:value-type="float" office:value="0.124820554281799" calcext:value-type="float">
            <text:p>0,12</text:p>
          </table:table-cell>
          <table:table-cell table:formula="of:=IF([.F18]&gt;0;[.F18];0)" office:value-type="float" office:value="0.124820554281799" calcext:value-type="float">
            <text:p>0,12</text:p>
          </table:table-cell>
          <table:table-cell table:formula="of:=IF([.F18]&lt;0;[.F18];0)" office:value-type="float" office:value="0" calcext:value-type="float">
            <text:p>0,00</text:p>
          </table:table-cell>
          <table:table-cell table:formula="of:=IF([.B18]=TODAY();1;0)" office:value-type="float" office:value="0" calcext:value-type="float">
            <text:p>0</text:p>
          </table:table-cell>
          <table:table-cell table:formula="of:=IF([.B18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46655" calcext:value-type="float">
            <text:p>46655</text:p>
          </table:table-cell>
          <table:table-cell table:formula="of:=[.B18]+1" office:value-type="date" office:date-value="2027-09-25" calcext:value-type="date">
            <text:p>25-sep-27</text:p>
          </table:table-cell>
          <table:table-cell table:formula="of:=SIN(2*PI()*[.A19]/[.$N$6])" office:value-type="float" office:value="0.136166649097374" calcext:value-type="float">
            <text:p>0,14</text:p>
          </table:table-cell>
          <table:table-cell table:formula="of:=SIN(2*PI()*[.A19]/[.$N$7])" office:value-type="float" office:value="1" calcext:value-type="float">
            <text:p>1,00</text:p>
          </table:table-cell>
          <table:table-cell table:formula="of:=SIN(2*PI()*[.A19]/[.$N$8])" office:value-type="float" office:value="-0.971811568323508" calcext:value-type="float">
            <text:p>-0,97</text:p>
          </table:table-cell>
          <table:table-cell table:formula="of:=AVERAGE([.C19:.E19])" office:value-type="float" office:value="0.0547850269246222" calcext:value-type="float">
            <text:p>0,05</text:p>
          </table:table-cell>
          <table:table-cell table:formula="of:=IF([.F19]&gt;0;[.F19];0)" office:value-type="float" office:value="0.0547850269246222" calcext:value-type="float">
            <text:p>0,05</text:p>
          </table:table-cell>
          <table:table-cell table:formula="of:=IF([.F19]&lt;0;[.F19];0)" office:value-type="float" office:value="0" calcext:value-type="float">
            <text:p>0,00</text:p>
          </table:table-cell>
          <table:table-cell table:formula="of:=IF([.B19]=TODAY();1;0)" office:value-type="float" office:value="0" calcext:value-type="float">
            <text:p>0</text:p>
          </table:table-cell>
          <table:table-cell table:formula="of:=IF([.B19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46656" calcext:value-type="float">
            <text:p>46656</text:p>
          </table:table-cell>
          <table:table-cell table:formula="of:=[.B19]+1" office:value-type="date" office:date-value="2027-09-26" calcext:value-type="date">
            <text:p>26-sep-27</text:p>
          </table:table-cell>
          <table:table-cell table:formula="of:=SIN(2*PI()*[.A20]/[.$N$6])" office:value-type="float" office:value="-0.136166649094285" calcext:value-type="float">
            <text:p>-0,14</text:p>
          </table:table-cell>
          <table:table-cell table:formula="of:=SIN(2*PI()*[.A20]/[.$N$7])" office:value-type="float" office:value="0.974927912182243" calcext:value-type="float">
            <text:p>0,97</text:p>
          </table:table-cell>
          <table:table-cell table:formula="of:=SIN(2*PI()*[.A20]/[.$N$8])" office:value-type="float" office:value="-0.909631995354954" calcext:value-type="float">
            <text:p>-0,91</text:p>
          </table:table-cell>
          <table:table-cell table:formula="of:=AVERAGE([.C20:.E20])" office:value-type="float" office:value="-0.0236235774223321" calcext:value-type="float">
            <text:p>-0,02</text:p>
          </table:table-cell>
          <table:table-cell table:formula="of:=IF([.F20]&gt;0;[.F20];0)" office:value-type="float" office:value="0" calcext:value-type="float">
            <text:p>0,00</text:p>
          </table:table-cell>
          <table:table-cell table:formula="of:=IF([.F20]&lt;0;[.F20];0)" office:value-type="float" office:value="-0.0236235774223321" calcext:value-type="float">
            <text:p>-0,02</text:p>
          </table:table-cell>
          <table:table-cell table:formula="of:=IF([.B20]=TODAY();1;0)" office:value-type="float" office:value="0" calcext:value-type="float">
            <text:p>0</text:p>
          </table:table-cell>
          <table:table-cell table:formula="of:=IF([.B20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46657" calcext:value-type="float">
            <text:p>46657</text:p>
          </table:table-cell>
          <table:table-cell table:formula="of:=[.B20]+1" office:value-type="date" office:date-value="2027-09-27" calcext:value-type="date">
            <text:p>27-sep-27</text:p>
          </table:table-cell>
          <table:table-cell table:formula="of:=SIN(2*PI()*[.A21]/[.$N$6])" office:value-type="float" office:value="-0.398401089846991" calcext:value-type="float">
            <text:p>-0,40</text:p>
          </table:table-cell>
          <table:table-cell table:formula="of:=SIN(2*PI()*[.A21]/[.$N$7])" office:value-type="float" office:value="0.900968867902156" calcext:value-type="float">
            <text:p>0,90</text:p>
          </table:table-cell>
          <table:table-cell table:formula="of:=SIN(2*PI()*[.A21]/[.$N$8])" office:value-type="float" office:value="-0.814575952049526" calcext:value-type="float">
            <text:p>-0,81</text:p>
          </table:table-cell>
          <table:table-cell table:formula="of:=AVERAGE([.C21:.E21])" office:value-type="float" office:value="-0.104002724664787" calcext:value-type="float">
            <text:p>-0,10</text:p>
          </table:table-cell>
          <table:table-cell table:formula="of:=IF([.F21]&gt;0;[.F21];0)" office:value-type="float" office:value="0" calcext:value-type="float">
            <text:p>0,00</text:p>
          </table:table-cell>
          <table:table-cell table:formula="of:=IF([.F21]&lt;0;[.F21];0)" office:value-type="float" office:value="-0.104002724664787" calcext:value-type="float">
            <text:p>-0,10</text:p>
          </table:table-cell>
          <table:table-cell table:formula="of:=IF([.B21]=TODAY();1;0)" office:value-type="float" office:value="0" calcext:value-type="float">
            <text:p>0</text:p>
          </table:table-cell>
          <table:table-cell table:formula="of:=IF([.B21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1]+1" office:value-type="float" office:value="46658" calcext:value-type="float">
            <text:p>46658</text:p>
          </table:table-cell>
          <table:table-cell table:formula="of:=[.B21]+1" office:value-type="date" office:date-value="2027-09-28" calcext:value-type="date">
            <text:p>28-sep-27</text:p>
          </table:table-cell>
          <table:table-cell table:formula="of:=SIN(2*PI()*[.A22]/[.$N$6])" office:value-type="float" office:value="-0.631087944326034" calcext:value-type="float">
            <text:p>-0,63</text:p>
          </table:table-cell>
          <table:table-cell table:formula="of:=SIN(2*PI()*[.A22]/[.$N$7])" office:value-type="float" office:value="0.781831482468366" calcext:value-type="float">
            <text:p>0,78</text:p>
          </table:table-cell>
          <table:table-cell table:formula="of:=SIN(2*PI()*[.A22]/[.$N$8])" office:value-type="float" office:value="-0.690079011481965" calcext:value-type="float">
            <text:p>-0,69</text:p>
          </table:table-cell>
          <table:table-cell table:formula="of:=AVERAGE([.C22:.E22])" office:value-type="float" office:value="-0.179778491113211" calcext:value-type="float">
            <text:p>-0,18</text:p>
          </table:table-cell>
          <table:table-cell table:formula="of:=IF([.F22]&gt;0;[.F22];0)" office:value-type="float" office:value="0" calcext:value-type="float">
            <text:p>0,00</text:p>
          </table:table-cell>
          <table:table-cell table:formula="of:=IF([.F22]&lt;0;[.F22];0)" office:value-type="float" office:value="-0.179778491113211" calcext:value-type="float">
            <text:p>-0,18</text:p>
          </table:table-cell>
          <table:table-cell table:formula="of:=IF([.B22]=TODAY();1;0)" office:value-type="float" office:value="0" calcext:value-type="float">
            <text:p>0</text:p>
          </table:table-cell>
          <table:table-cell table:formula="of:=IF([.B22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2]+1" office:value-type="float" office:value="46659" calcext:value-type="float">
            <text:p>46659</text:p>
          </table:table-cell>
          <table:table-cell table:formula="of:=[.B22]+1" office:value-type="date" office:date-value="2027-09-29" calcext:value-type="date">
            <text:p>29-sep-27</text:p>
          </table:table-cell>
          <table:table-cell table:formula="of:=SIN(2*PI()*[.A23]/[.$N$6])" office:value-type="float" office:value="-0.816969893009943" calcext:value-type="float">
            <text:p>-0,82</text:p>
          </table:table-cell>
          <table:table-cell table:formula="of:=SIN(2*PI()*[.A23]/[.$N$7])" office:value-type="float" office:value="0.623489801858629" calcext:value-type="float">
            <text:p>0,62</text:p>
          </table:table-cell>
          <table:table-cell table:formula="of:=SIN(2*PI()*[.A23]/[.$N$8])" office:value-type="float" office:value="-0.54064081745643" calcext:value-type="float">
            <text:p>-0,54</text:p>
          </table:table-cell>
          <table:table-cell table:formula="of:=AVERAGE([.C23:.E23])" office:value-type="float" office:value="-0.244706969535915" calcext:value-type="float">
            <text:p>-0,24</text:p>
          </table:table-cell>
          <table:table-cell table:formula="of:=IF([.F23]&gt;0;[.F23];0)" office:value-type="float" office:value="0" calcext:value-type="float">
            <text:p>0,00</text:p>
          </table:table-cell>
          <table:table-cell table:formula="of:=IF([.F23]&lt;0;[.F23];0)" office:value-type="float" office:value="-0.244706969535915" calcext:value-type="float">
            <text:p>-0,24</text:p>
          </table:table-cell>
          <table:table-cell table:formula="of:=IF([.B23]=TODAY();1;0)" office:value-type="float" office:value="0" calcext:value-type="float">
            <text:p>0</text:p>
          </table:table-cell>
          <table:table-cell table:formula="of:=IF([.B23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3]+1" office:value-type="float" office:value="46660" calcext:value-type="float">
            <text:p>46660</text:p>
          </table:table-cell>
          <table:table-cell table:formula="of:=[.B23]+1" office:value-type="date" office:date-value="2027-09-30" calcext:value-type="date">
            <text:p>30-sep-27</text:p>
          </table:table-cell>
          <table:table-cell table:formula="of:=SIN(2*PI()*[.A24]/[.$N$6])" office:value-type="float" office:value="-0.942260922118858" calcext:value-type="float">
            <text:p>-0,94</text:p>
          </table:table-cell>
          <table:table-cell table:formula="of:=SIN(2*PI()*[.A24]/[.$N$7])" office:value-type="float" office:value="0.43388373911847" calcext:value-type="float">
            <text:p>0,43</text:p>
          </table:table-cell>
          <table:table-cell table:formula="of:=SIN(2*PI()*[.A24]/[.$N$8])" office:value-type="float" office:value="-0.371662455660664" calcext:value-type="float">
            <text:p>-0,37</text:p>
          </table:table-cell>
          <table:table-cell table:formula="of:=AVERAGE([.C24:.E24])" office:value-type="float" office:value="-0.293346546220351" calcext:value-type="float">
            <text:p>-0,29</text:p>
          </table:table-cell>
          <table:table-cell table:formula="of:=IF([.F24]&gt;0;[.F24];0)" office:value-type="float" office:value="0" calcext:value-type="float">
            <text:p>0,00</text:p>
          </table:table-cell>
          <table:table-cell table:formula="of:=IF([.F24]&lt;0;[.F24];0)" office:value-type="float" office:value="-0.293346546220351" calcext:value-type="float">
            <text:p>-0,29</text:p>
          </table:table-cell>
          <table:table-cell table:formula="of:=IF([.B24]=TODAY();1;0)" office:value-type="float" office:value="0" calcext:value-type="float">
            <text:p>0</text:p>
          </table:table-cell>
          <table:table-cell table:formula="of:=IF([.B24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4]+1" office:value-type="float" office:value="46661" calcext:value-type="float">
            <text:p>46661</text:p>
          </table:table-cell>
          <table:table-cell table:formula="of:=[.B24]+1" office:value-type="date" office:date-value="2027-10-01" calcext:value-type="date">
            <text:p>01-okt-27</text:p>
          </table:table-cell>
          <table:table-cell table:formula="of:=SIN(2*PI()*[.A25]/[.$N$6])" office:value-type="float" office:value="-0.997668769190489" calcext:value-type="float">
            <text:p>-1,00</text:p>
          </table:table-cell>
          <table:table-cell table:formula="of:=SIN(2*PI()*[.A25]/[.$N$7])" office:value-type="float" office:value="0.222520933956645" calcext:value-type="float">
            <text:p>0,22</text:p>
          </table:table-cell>
          <table:table-cell table:formula="of:=SIN(2*PI()*[.A25]/[.$N$8])" office:value-type="float" office:value="-0.189251244361937" calcext:value-type="float">
            <text:p>-0,19</text:p>
          </table:table-cell>
          <table:table-cell table:formula="of:=AVERAGE([.C25:.E25])" office:value-type="float" office:value="-0.321466359865261" calcext:value-type="float">
            <text:p>-0,32</text:p>
          </table:table-cell>
          <table:table-cell table:formula="of:=IF([.F25]&gt;0;[.F25];0)" office:value-type="float" office:value="0" calcext:value-type="float">
            <text:p>0,00</text:p>
          </table:table-cell>
          <table:table-cell table:formula="of:=IF([.F25]&lt;0;[.F25];0)" office:value-type="float" office:value="-0.321466359865261" calcext:value-type="float">
            <text:p>-0,32</text:p>
          </table:table-cell>
          <table:table-cell table:formula="of:=IF([.B25]=TODAY();1;0)" office:value-type="float" office:value="0" calcext:value-type="float">
            <text:p>0</text:p>
          </table:table-cell>
          <table:table-cell table:formula="of:=IF([.B25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5]+1" office:value-type="float" office:value="46662" calcext:value-type="float">
            <text:p>46662</text:p>
          </table:table-cell>
          <table:table-cell table:formula="of:=[.B25]+1" office:value-type="date" office:date-value="2027-10-02" calcext:value-type="date">
            <text:p>02-okt-27</text:p>
          </table:table-cell>
          <table:table-cell table:formula="of:=SIN(2*PI()*[.A26]/[.$N$6])" office:value-type="float" office:value="-0.979084087682642" calcext:value-type="float">
            <text:p>-0,98</text:p>
          </table:table-cell>
          <table:table-cell table:formula="of:=SIN(2*PI()*[.A26]/[.$N$7])" office:value-type="float" office:value="0.00000000000148464702283236" calcext:value-type="float">
            <text:p>0,00</text:p>
          </table:table-cell>
          <table:table-cell table:formula="of:=SIN(2*PI()*[.A26]/[.$N$8])" office:value-type="float" office:value="-0.000000000000928975158122154" calcext:value-type="float">
            <text:p>0,00</text:p>
          </table:table-cell>
          <table:table-cell table:formula="of:=AVERAGE([.C26:.E26])" office:value-type="float" office:value="-0.326361362560696" calcext:value-type="float">
            <text:p>-0,33</text:p>
          </table:table-cell>
          <table:table-cell table:formula="of:=IF([.F26]&gt;0;[.F26];0)" office:value-type="float" office:value="0" calcext:value-type="float">
            <text:p>0,00</text:p>
          </table:table-cell>
          <table:table-cell table:formula="of:=IF([.F26]&lt;0;[.F26];0)" office:value-type="float" office:value="-0.326361362560696" calcext:value-type="float">
            <text:p>-0,33</text:p>
          </table:table-cell>
          <table:table-cell table:formula="of:=IF([.B26]=TODAY();1;0)" office:value-type="float" office:value="0" calcext:value-type="float">
            <text:p>0</text:p>
          </table:table-cell>
          <table:table-cell table:formula="of:=IF([.B26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6]+1" office:value-type="float" office:value="46663" calcext:value-type="float">
            <text:p>46663</text:p>
          </table:table-cell>
          <table:table-cell table:formula="of:=[.B26]+1" office:value-type="date" office:date-value="2027-10-03" calcext:value-type="date">
            <text:p>03-okt-27</text:p>
          </table:table-cell>
          <table:table-cell table:formula="of:=SIN(2*PI()*[.A27]/[.$N$6])" office:value-type="float" office:value="-0.887885218401811" calcext:value-type="float">
            <text:p>-0,89</text:p>
          </table:table-cell>
          <table:table-cell table:formula="of:=SIN(2*PI()*[.A27]/[.$N$7])" office:value-type="float" office:value="-0.222520933957297" calcext:value-type="float">
            <text:p>-0,22</text:p>
          </table:table-cell>
          <table:table-cell table:formula="of:=SIN(2*PI()*[.A27]/[.$N$8])" office:value-type="float" office:value="0.189251244360113" calcext:value-type="float">
            <text:p>0,19</text:p>
          </table:table-cell>
          <table:table-cell table:formula="of:=AVERAGE([.C27:.E27])" office:value-type="float" office:value="-0.307051635999665" calcext:value-type="float">
            <text:p>-0,31</text:p>
          </table:table-cell>
          <table:table-cell table:formula="of:=IF([.F27]&gt;0;[.F27];0)" office:value-type="float" office:value="0" calcext:value-type="float">
            <text:p>0,00</text:p>
          </table:table-cell>
          <table:table-cell table:formula="of:=IF([.F27]&lt;0;[.F27];0)" office:value-type="float" office:value="-0.307051635999665" calcext:value-type="float">
            <text:p>-0,31</text:p>
          </table:table-cell>
          <table:table-cell table:formula="of:=IF([.B27]=TODAY();1;0)" office:value-type="float" office:value="0" calcext:value-type="float">
            <text:p>0</text:p>
          </table:table-cell>
          <table:table-cell table:formula="of:=IF([.B27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7]+1" office:value-type="float" office:value="46664" calcext:value-type="float">
            <text:p>46664</text:p>
          </table:table-cell>
          <table:table-cell table:formula="of:=[.B27]+1" office:value-type="date" office:date-value="2027-10-04" calcext:value-type="date">
            <text:p>04-okt-27</text:p>
          </table:table-cell>
          <table:table-cell table:formula="of:=SIN(2*PI()*[.A28]/[.$N$6])" office:value-type="float" office:value="-0.730835964277861" calcext:value-type="float">
            <text:p>-0,73</text:p>
          </table:table-cell>
          <table:table-cell table:formula="of:=SIN(2*PI()*[.A28]/[.$N$7])" office:value-type="float" office:value="-0.433883739117434" calcext:value-type="float">
            <text:p>-0,43</text:p>
          </table:table-cell>
          <table:table-cell table:formula="of:=SIN(2*PI()*[.A28]/[.$N$8])" office:value-type="float" office:value="0.371662455660628" calcext:value-type="float">
            <text:p>0,37</text:p>
          </table:table-cell>
          <table:table-cell table:formula="of:=AVERAGE([.C28:.E28])" office:value-type="float" office:value="-0.264352415911556" calcext:value-type="float">
            <text:p>-0,26</text:p>
          </table:table-cell>
          <table:table-cell table:formula="of:=IF([.F28]&gt;0;[.F28];0)" office:value-type="float" office:value="0" calcext:value-type="float">
            <text:p>0,00</text:p>
          </table:table-cell>
          <table:table-cell table:formula="of:=IF([.F28]&lt;0;[.F28];0)" office:value-type="float" office:value="-0.264352415911556" calcext:value-type="float">
            <text:p>-0,26</text:p>
          </table:table-cell>
          <table:table-cell table:formula="of:=IF([.B28]=TODAY();1;0)" office:value-type="float" office:value="0" calcext:value-type="float">
            <text:p>0</text:p>
          </table:table-cell>
          <table:table-cell table:formula="of:=IF([.B28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8]+1" office:value-type="float" office:value="46665" calcext:value-type="float">
            <text:p>46665</text:p>
          </table:table-cell>
          <table:table-cell table:formula="of:=[.B28]+1" office:value-type="date" office:date-value="2027-10-05" calcext:value-type="date">
            <text:p>05-okt-27</text:p>
          </table:table-cell>
          <table:table-cell table:formula="of:=SIN(2*PI()*[.A29]/[.$N$6])" office:value-type="float" office:value="-0.519583950035823" calcext:value-type="float">
            <text:p>-0,52</text:p>
          </table:table-cell>
          <table:table-cell table:formula="of:=SIN(2*PI()*[.A29]/[.$N$7])" office:value-type="float" office:value="-0.623489801859152" calcext:value-type="float">
            <text:p>-0,62</text:p>
          </table:table-cell>
          <table:table-cell table:formula="of:=SIN(2*PI()*[.A29]/[.$N$8])" office:value-type="float" office:value="0.540640817454867" calcext:value-type="float">
            <text:p>0,54</text:p>
          </table:table-cell>
          <table:table-cell table:formula="of:=AVERAGE([.C29:.E29])" office:value-type="float" office:value="-0.200810978146703" calcext:value-type="float">
            <text:p>-0,20</text:p>
          </table:table-cell>
          <table:table-cell table:formula="of:=IF([.F29]&gt;0;[.F29];0)" office:value-type="float" office:value="0" calcext:value-type="float">
            <text:p>0,00</text:p>
          </table:table-cell>
          <table:table-cell table:formula="of:=IF([.F29]&lt;0;[.F29];0)" office:value-type="float" office:value="-0.200810978146703" calcext:value-type="float">
            <text:p>-0,20</text:p>
          </table:table-cell>
          <table:table-cell table:formula="of:=IF([.B29]=TODAY();1;0)" office:value-type="float" office:value="0" calcext:value-type="float">
            <text:p>0</text:p>
          </table:table-cell>
          <table:table-cell table:formula="of:=IF([.B29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29]+1" office:value-type="float" office:value="46666" calcext:value-type="float">
            <text:p>46666</text:p>
          </table:table-cell>
          <table:table-cell table:formula="of:=[.B29]+1" office:value-type="date" office:date-value="2027-10-06" calcext:value-type="date">
            <text:p>06-okt-27</text:p>
          </table:table-cell>
          <table:table-cell table:formula="of:=SIN(2*PI()*[.A30]/[.$N$6])" office:value-type="float" office:value="-0.269796771158273" calcext:value-type="float">
            <text:p>-0,27</text:p>
          </table:table-cell>
          <table:table-cell table:formula="of:=SIN(2*PI()*[.A30]/[.$N$7])" office:value-type="float" office:value="-0.781831482467649" calcext:value-type="float">
            <text:p>-0,78</text:p>
          </table:table-cell>
          <table:table-cell table:formula="of:=SIN(2*PI()*[.A30]/[.$N$8])" office:value-type="float" office:value="0.690079011481936" calcext:value-type="float">
            <text:p>0,69</text:p>
          </table:table-cell>
          <table:table-cell table:formula="of:=AVERAGE([.C30:.E30])" office:value-type="float" office:value="-0.120516414047995" calcext:value-type="float">
            <text:p>-0,12</text:p>
          </table:table-cell>
          <table:table-cell table:formula="of:=IF([.F30]&gt;0;[.F30];0)" office:value-type="float" office:value="0" calcext:value-type="float">
            <text:p>0,00</text:p>
          </table:table-cell>
          <table:table-cell table:formula="of:=IF([.F30]&lt;0;[.F30];0)" office:value-type="float" office:value="-0.120516414047995" calcext:value-type="float">
            <text:p>-0,12</text:p>
          </table:table-cell>
          <table:table-cell table:formula="of:=IF([.B30]=TODAY();1;0)" office:value-type="float" office:value="0" calcext:value-type="float">
            <text:p>0</text:p>
          </table:table-cell>
          <table:table-cell table:formula="of:=IF([.B30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30]+1" office:value-type="float" office:value="46667" calcext:value-type="float">
            <text:p>46667</text:p>
          </table:table-cell>
          <table:table-cell table:formula="of:=[.B30]+1" office:value-type="date" office:date-value="2027-10-07" calcext:value-type="date">
            <text:p>07-okt-27</text:p>
          </table:table-cell>
          <table:table-cell table:formula="of:=SIN(2*PI()*[.A31]/[.$N$6])" office:value-type="float" office:value="-0.000000000000319325987153971" calcext:value-type="float">
            <text:p>0,00</text:p>
          </table:table-cell>
          <table:table-cell table:formula="of:=SIN(2*PI()*[.A31]/[.$N$7])" office:value-type="float" office:value="-0.900968867901657" calcext:value-type="float">
            <text:p>-0,90</text:p>
          </table:table-cell>
          <table:table-cell table:formula="of:=SIN(2*PI()*[.A31]/[.$N$8])" office:value-type="float" office:value="0.814575952049503" calcext:value-type="float">
            <text:p>0,81</text:p>
          </table:table-cell>
          <table:table-cell table:formula="of:=AVERAGE([.C31:.E31])" office:value-type="float" office:value="-0.028797638617491" calcext:value-type="float">
            <text:p>-0,03</text:p>
          </table:table-cell>
          <table:table-cell table:formula="of:=IF([.F31]&gt;0;[.F31];0)" office:value-type="float" office:value="0" calcext:value-type="float">
            <text:p>0,00</text:p>
          </table:table-cell>
          <table:table-cell table:formula="of:=IF([.F31]&lt;0;[.F31];0)" office:value-type="float" office:value="-0.028797638617491" calcext:value-type="float">
            <text:p>-0,03</text:p>
          </table:table-cell>
          <table:table-cell table:formula="of:=IF([.B31]=TODAY();1;0)" office:value-type="float" office:value="0" calcext:value-type="float">
            <text:p>0</text:p>
          </table:table-cell>
          <table:table-cell table:formula="of:=IF([.B31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31]+1" office:value-type="float" office:value="46668" calcext:value-type="float">
            <text:p>46668</text:p>
          </table:table-cell>
          <table:table-cell table:formula="of:=[.B31]+1" office:value-type="date" office:date-value="2027-10-08" calcext:value-type="date">
            <text:p>08-okt-27</text:p>
          </table:table-cell>
          <table:table-cell table:formula="of:=SIN(2*PI()*[.A32]/[.$N$6])" office:value-type="float" office:value="0.269796771155907" calcext:value-type="float">
            <text:p>0,27</text:p>
          </table:table-cell>
          <table:table-cell table:formula="of:=SIN(2*PI()*[.A32]/[.$N$7])" office:value-type="float" office:value="-0.974927912181583" calcext:value-type="float">
            <text:p>-0,97</text:p>
          </table:table-cell>
          <table:table-cell table:formula="of:=SIN(2*PI()*[.A32]/[.$N$8])" office:value-type="float" office:value="0.909631995354182" calcext:value-type="float">
            <text:p>0,91</text:p>
          </table:table-cell>
          <table:table-cell table:formula="of:=AVERAGE([.C32:.E32])" office:value-type="float" office:value="0.0681669514428355" calcext:value-type="float">
            <text:p>0,07</text:p>
          </table:table-cell>
          <table:table-cell table:formula="of:=IF([.F32]&gt;0;[.F32];0)" office:value-type="float" office:value="0.0681669514428355" calcext:value-type="float">
            <text:p>0,07</text:p>
          </table:table-cell>
          <table:table-cell table:formula="of:=IF([.F32]&lt;0;[.F32];0)" office:value-type="float" office:value="0" calcext:value-type="float">
            <text:p>0,00</text:p>
          </table:table-cell>
          <table:table-cell table:formula="of:=IF([.B32]=TODAY();1;0)" office:value-type="float" office:value="0" calcext:value-type="float">
            <text:p>0</text:p>
          </table:table-cell>
          <table:table-cell table:formula="of:=IF([.B32]=TODAY();-1;0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formula="of:=[.A32]+1" office:value-type="float" office:value="46669" calcext:value-type="float">
            <text:p>46669</text:p>
          </table:table-cell>
          <table:table-cell table:formula="of:=[.B32]+1" office:value-type="date" office:date-value="2027-10-09" calcext:value-type="date">
            <text:p>09-okt-27</text:p>
          </table:table-cell>
          <table:table-cell table:formula="of:=SIN(2*PI()*[.A33]/[.$N$6])" office:value-type="float" office:value="0.519583950035277" calcext:value-type="float">
            <text:p>0,52</text:p>
          </table:table-cell>
          <table:table-cell table:formula="of:=SIN(2*PI()*[.A33]/[.$N$7])" office:value-type="float" office:value="-1" calcext:value-type="float">
            <text:p>-1,00</text:p>
          </table:table-cell>
          <table:table-cell table:formula="of:=SIN(2*PI()*[.A33]/[.$N$8])" office:value-type="float" office:value="0.971811568323499" calcext:value-type="float">
            <text:p>0,97</text:p>
          </table:table-cell>
          <table:table-cell table:formula="of:=AVERAGE([.C33:.E33])" office:value-type="float" office:value="0.163798506119592" calcext:value-type="float">
            <text:p>0,16</text:p>
          </table:table-cell>
          <table:table-cell table:formula="of:=IF([.F33]&gt;0;[.F33];0)" office:value-type="float" office:value="0.163798506119592" calcext:value-type="float">
            <text:p>0,16</text:p>
          </table:table-cell>
          <table:table-cell table:formula="of:=IF([.F33]&lt;0;[.F33];0)" office:value-type="float" office:value="0" calcext:value-type="float">
            <text:p>0,00</text:p>
          </table:table-cell>
          <table:table-cell table:formula="of:=IF([.B33]=TODAY();1;0)" office:value-type="float" office:value="0" calcext:value-type="float">
            <text:p>0</text:p>
          </table:table-cell>
          <table:table-cell table:formula="of:=IF([.B33]=TODAY();-1;0)" office:value-type="float" office:value="0" calcext:value-type="float">
            <text:p>0</text:p>
          </table:table-cell>
          <table:table-cell table:number-columns-repeated="1011"/>
        </table:table-row>
        <calcext:conditional-formats>
          <calcext:conditional-format calcext:target-range-address="Data.F2:Data.F33">
            <calcext:data-bar calcext:max-length="100" calcext:negative-color="#ff0000" calcext:positive-color="#00a933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Data.C2:Data.E33">
            <calcext:condition calcext:apply-style-name="Bad" calcext:value="between(-0.000001,0.000001)" calcext:base-cell-address="Users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ejaVu Sans" svg:font-family="'DejaVu Sans'" style:font-adornments="Bold" style:font-family-generic="swiss" style:font-pitch="variable"/>
    <style:font-face style:name="DejaVu Sans Condensed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month number:style="long"/>
      <number:text>.</number:text>
      <number:day number:style="long"/>
      <number:text>.</number:text>
      <number:year/>
    </number:date-style>
    <number:number-style style:name="N127">
      <number:number number:decimal-places="1" number:min-decimal-places="1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7" number:min-decimal-places="7" number:min-integer-digits="1"/>
    </number:number-style>
    <number:date-style style:name="N133">
      <number:day-of-week/>
    </number:date-style>
    <number:date-style style:name="N134">
      <number:day number:style="long"/>
      <number:text>-</number:text>
      <number:month number:style="long"/>
    </number:date-style>
    <number:date-style style:name="N135">
      <number:day-of-week/>
      <number:text>, </number:text>
      <number:day number:style="long"/>
      <number:text>-</number:text>
      <number:month number:textual="true"/>
      <number:text>-</number:text>
      <number:year number:style="long"/>
    </number:date-style>
    <number:number-style style:name="N136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16cm" style:num-format="" style:print-orientation="landscape" fo:margin-top="0.64cm" fo:margin-bottom="0.64cm" fo:margin-left="0.64cm" fo:margin-right="0.64cm" style:scale-to="9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4">00-00-0000</text:date>, <text:time style:data-style-name="N2" text:time-value="16:56:45.9568705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16:54:16.025624104</meta:creation-date>
    <meta:editing-cycles>4</meta:editing-cycles>
    <meta:editing-duration>PT3M49S</meta:editing-duration>
    <meta:generator>LibreOffice/25.2.6.2$Linux_X86_64 LibreOffice_project/520$Build-2</meta:generator>
    <dc:title>Biorhythm Calculator</dc:title>
    <dc:date>2026-02-04T17:10:43.689417402</dc:date>
    <meta:document-statistic meta:table-count="3" meta:cell-count="357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3" number:automatic-order="true">
      <number:day number:style="long"/>
      <number:text>-</number:text>
      <number:month number:textual="true"/>
    </number:date-style>
    <number:date-style style:name="N133">
      <number:day-of-week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Noto Sans'" style:font-style-name="Regular" fo:font-size="8pt" style:font-size-asian="10pt" style:font-size-complex="10pt"/>
    </style:style>
    <style:style style:name="ch3" style:family="chart">
      <style:chart-properties chart:group-bars-per-axis="false" chart:auto-position="true" chart:auto-size="true" chart:treat-empty-cells="ignore" chart:right-angled-axes="true"/>
    </style:style>
    <style:style style:name="ch4" style:family="chart" style:data-style-name="N13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style:text-outline="true" fo:font-family="'DejaVu Sans Condensed'" style:font-style-name="Condensed" fo:font-size="8pt" fo:font-weight="bold" style:font-size-asian="10pt" style:font-size-complex="10pt"/>
    </style:style>
    <style:style style:name="ch5" style:family="chart" style:data-style-name="N33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family="'Roboto Condensed'" style:font-style-name="Regular" fo:font-size="8pt" style:font-size-asian="10pt" style:font-size-complex="10pt"/>
    </style:style>
    <style:style style:name="ch6" style:family="chart" style:data-style-name="N10">
      <style:chart-properties chart:display-label="true" chart:logarithmic="false" chart:minimum="-1" chart:maximum="1" chart:origin="0" chart:gap-width="0" chart:overlap="100" chart:reverse-direction="false" text:line-break="false" loext:try-staggering-first="false" chart:link-data-style-to-source="false" chart:axis-position="1"/>
      <style:graphic-properties svg:stroke-color="#b3b3b3"/>
      <style:text-properties fo:font-family="'Roboto Condensed'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gap-width="0" chart:overlap="10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color="#3465a4" draw:fill-color="#ffffd7" draw:opacity="50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127622" draw:fill="gradient" draw:fill-color="#7e0021" draw:fill-gradient-name="Gradient_20_1" draw:gradient-step-count="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gradient" draw:fill-color="#83caff" draw:fill-gradient-name="Gradient_20_2" draw:gradient-step-count="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top"/>
      <style:graphic-properties draw:stroke="dash" draw:stroke-dash="Dash_5f_20_5f__5f_28_5f_Rounded_5f_29_5f_" svg:stroke-width="0.08cm" svg:stroke-color="#f10d0c" svg:stroke-linecap="round" draw:fill-color="#f10d0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468a1a" draw:fill-color="#468a1a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Dot_20__28_Rounded_29_" svg:stroke-width="0.08cm" svg:stroke-color="#3465a4" svg:stroke-linecap="round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406cm" svg:height="13.232cm" xlink:href=".." xlink:type="simple" chart:class="chart:bar" chart:style-name="ch1">
        <chart:legend chart:legend-position="end" svg:x="25.022cm" svg:y="10.056cm" style:legend-expansion="custom" svg:width="3.437cm" svg:height="2.59cm" style:legend-expansion-aspect-ratio="1.32702702702703" chart:style-name="ch2"/>
        <chart:plot-area chart:style-name="ch3" svg:x="0.668cm" svg:y="0.264cm" svg:width="28.447cm" svg:height="12.704cm">
          <chart:coordinate-region svg:x="1.899cm" svg:y="1.364cm" svg:width="26.917cm" svg:height="11.418cm"/>
          <chart:axis chart:dimension="x" chart:name="primary-x" chart:style-name="ch4" chartooo:axis-type="date">
            <chartooo:date-scale chart:base-time-unit="days"/>
            <chart:categories table:cell-range-address="Data.B2:Data.B33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.I2:Data.I33" loext:hide-legend="true" chart:label-cell-address="Data.I1:Data.I1" chart:class="chart:bar">
            <chart:data-point chart:repeated="32"/>
          </chart:series>
          <chart:series chart:attached-axis="primary-y" chart:style-name="ch9" chart:values-cell-range-address="Data.J2:Data.J33" loext:hide-legend="true" chart:label-cell-address="Data.J1:Data.J1" chart:class="chart:bar">
            <chart:data-point chart:repeated="32"/>
          </chart:series>
          <chart:series chart:attached-axis="primary-y" chart:style-name="ch10" chart:values-cell-range-address="Data.G2:Data.G33" chart:label-cell-address="Data.G1:Data.G1" chart:class="chart:bar">
            <chart:data-point chart:repeated="32"/>
          </chart:series>
          <chart:series chart:attached-axis="primary-y" chart:style-name="ch11" chart:values-cell-range-address="Data.H2:Data.H33" chart:label-cell-address="Data.H1:Data.H1" chart:class="chart:bar">
            <chart:data-point chart:repeated="32"/>
          </chart:series>
          <chart:series chart:attached-axis="primary-y" chart:style-name="ch12" chart:values-cell-range-address="Data.C2:Data.C33" chart:label-cell-address="Data.C1:Data.C1" chart:class="chart:line">
            <chart:data-point chart:repeated="32"/>
          </chart:series>
          <chart:series chart:attached-axis="primary-y" chart:style-name="ch13" chart:values-cell-range-address="Data.D2:Data.D33" chart:label-cell-address="Data.D1:Data.D1" chart:class="chart:line">
            <chart:data-point chart:repeated="32"/>
          </chart:series>
          <chart:series chart:attached-axis="primary-y" chart:style-name="ch14" chart:values-cell-range-address="Data.E2:Data.E33" chart:label-cell-address="Data.E1:Data.E1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DAY+</text:p>
                <draw:g>
                  <svg:desc>Data.I1:Data.I1</svg:desc>
                </draw:g>
              </table:table-cell>
              <table:table-cell office:value-type="string">
                <text:p>TODAY-</text:p>
                <draw:g>
                  <svg:desc>Data.J1:Data.J1</svg:desc>
                </draw:g>
              </table:table-cell>
              <table:table-cell office:value-type="string">
                <text:p>PLUS</text:p>
                <draw:g>
                  <svg:desc>Data.G1:Data.G1</svg:desc>
                </draw:g>
              </table:table-cell>
              <table:table-cell office:value-type="string">
                <text:p>MINUS</text:p>
                <draw:g>
                  <svg:desc>Data.H1:Data.H1</svg:desc>
                </draw:g>
              </table:table-cell>
              <table:table-cell office:value-type="string">
                <text:p>Physical</text:p>
                <draw:g>
                  <svg:desc>Data.C1:Data.C1</svg:desc>
                </draw:g>
              </table:table-cell>
              <table:table-cell office:value-type="string">
                <text:p>Emotional</text:p>
                <draw:g>
                  <svg:desc>Data.D1:Data.D1</svg:desc>
                </draw:g>
              </table:table-cell>
              <table:table-cell office:value-type="string">
                <text:p>Intellectual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float" office:value="46638">
                <text:p>46638</text:p>
                <draw:g>
                  <svg:desc>Data.B2:Data.B33</svg:desc>
                </draw:g>
              </table:table-cell>
              <table:table-cell office:value-type="float" office:value="0">
                <text:p>0</text:p>
                <draw:g>
                  <svg:desc>Data.I2:Data.I33</svg:desc>
                </draw:g>
              </table:table-cell>
              <table:table-cell office:value-type="float" office:value="0">
                <text:p>0</text:p>
                <draw:g>
                  <svg:desc>Data.J2:Data.J33</svg:desc>
                </draw:g>
              </table:table-cell>
              <table:table-cell office:value-type="float" office:value="0">
                <text:p>0</text:p>
                <draw:g>
                  <svg:desc>Data.G2:Data.G33</svg:desc>
                </draw:g>
              </table:table-cell>
              <table:table-cell office:value-type="float" office:value="-0.263226269925516">
                <text:p>-0.263226269925516</text:p>
                <draw:g>
                  <svg:desc>Data.H2:Data.H33</svg:desc>
                </draw:g>
              </table:table-cell>
              <table:table-cell office:value-type="float" office:value="-0.997668769190444">
                <text:p>-0.997668769190444</text:p>
                <draw:g>
                  <svg:desc>Data.C2:Data.C33</svg:desc>
                </draw:g>
              </table:table-cell>
              <table:table-cell office:value-type="float" office:value="-0.781831482467237">
                <text:p>-0.781831482467237</text:p>
                <draw:g>
                  <svg:desc>Data.D2:Data.D33</svg:desc>
                </draw:g>
              </table:table-cell>
              <table:table-cell office:value-type="float" office:value="0.989821441881133">
                <text:p>0.989821441881133</text:p>
                <draw:g>
                  <svg:desc>Data.E2:Data.E33</svg:desc>
                </draw:g>
              </table:table-cell>
            </table:table-row>
            <table:table-row>
              <table:table-cell office:value-type="float" office:value="46639">
                <text:p>466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11684045623337">
                <text:p>-0.311684045623337</text:p>
              </table:table-cell>
              <table:table-cell office:value-type="float" office:value="-0.979084087682777">
                <text:p>-0.979084087682777</text:p>
              </table:table-cell>
              <table:table-cell office:value-type="float" office:value="-0.90096886790216">
                <text:p>-0.90096886790216</text:p>
              </table:table-cell>
              <table:table-cell office:value-type="float" office:value="0.945000818714925">
                <text:p>0.945000818714925</text:p>
              </table:table-cell>
            </table:table-row>
            <table:table-row>
              <table:table-cell office:value-type="float" office:value="46640">
                <text:p>46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32262575599813">
                <text:p>-0.332262575599813</text:p>
              </table:table-cell>
              <table:table-cell office:value-type="float" office:value="-0.887885218402115">
                <text:p>-0.887885218402115</text:p>
              </table:table-cell>
              <table:table-cell office:value-type="float" office:value="-0.97492791218184">
                <text:p>-0.97492791218184</text:p>
              </table:table-cell>
              <table:table-cell office:value-type="float" office:value="0.866025403784517">
                <text:p>0.866025403784517</text:p>
              </table:table-cell>
            </table:table-row>
            <table:table-row>
              <table:table-cell office:value-type="float" office:value="46641">
                <text:p>46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25028796641454">
                <text:p>-0.325028796641454</text:p>
              </table:table-cell>
              <table:table-cell office:value-type="float" office:value="-0.730835964278312">
                <text:p>-0.730835964278312</text:p>
              </table:table-cell>
              <table:table-cell office:value-type="float" office:value="-1">
                <text:p>-1</text:p>
              </table:table-cell>
              <table:table-cell office:value-type="float" office:value="0.755749574353951">
                <text:p>0.755749574353951</text:p>
              </table:table-cell>
            </table:table-row>
            <table:table-row>
              <table:table-cell office:value-type="float" office:value="46642">
                <text:p>46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92117625331857">
                <text:p>-0.292117625331857</text:p>
              </table:table-cell>
              <table:table-cell office:value-type="float" office:value="-0.519583950034833">
                <text:p>-0.519583950034833</text:p>
              </table:table-cell>
              <table:table-cell office:value-type="float" office:value="-0.974927912181912">
                <text:p>-0.974927912181912</text:p>
              </table:table-cell>
              <table:table-cell office:value-type="float" office:value="0.618158986221174">
                <text:p>0.618158986221174</text:p>
              </table:table-cell>
            </table:table-row>
            <table:table-row>
              <table:table-cell office:value-type="float" office:value="46643">
                <text:p>46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37513039110654">
                <text:p>-0.237513039110654</text:p>
              </table:table-cell>
              <table:table-cell office:value-type="float" office:value="-0.269796771157158">
                <text:p>-0.269796771157158</text:p>
              </table:table-cell>
              <table:table-cell office:value-type="float" office:value="-0.9009688679023">
                <text:p>-0.9009688679023</text:p>
              </table:table-cell>
              <table:table-cell office:value-type="float" office:value="0.458226521727496">
                <text:p>0.458226521727496</text:p>
              </table:table-cell>
            </table:table-row>
            <table:table-row>
              <table:table-cell office:value-type="float" office:value="46644">
                <text:p>46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6699641875628">
                <text:p>-0.166699641875628</text:p>
              </table:table-cell>
              <table:table-cell office:value-type="float" office:value="-0.000000000000979885802051035">
                <text:p>-0.000000000000979885802051035</text:p>
              </table:table-cell>
              <table:table-cell office:value-type="float" office:value="-0.781831482468572">
                <text:p>-0.781831482468572</text:p>
              </table:table-cell>
              <table:table-cell office:value-type="float" office:value="0.281732556842667">
                <text:p>0.281732556842667</text:p>
              </table:table-cell>
            </table:table-row>
            <table:table-row>
              <table:table-cell office:value-type="float" office:value="46645">
                <text:p>46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862123291333987">
                <text:p>-0.0862123291333987</text:p>
              </table:table-cell>
              <table:table-cell office:value-type="float" office:value="0.269796771155271">
                <text:p>0.269796771155271</text:p>
              </table:table-cell>
              <table:table-cell office:value-type="float" office:value="-0.623489801860309">
                <text:p>-0.623489801860309</text:p>
              </table:table-cell>
              <table:table-cell office:value-type="float" office:value="0.0950560433048426">
                <text:p>0.0950560433048426</text:p>
              </table:table-cell>
            </table:table-row>
            <table:table-row>
              <table:table-cell office:value-type="float" office:value="46646">
                <text:p>46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0311861079500259">
                <text:p>-0.00311861079500259</text:p>
              </table:table-cell>
              <table:table-cell office:value-type="float" office:value="0.519583950036267">
                <text:p>0.519583950036267</text:p>
              </table:table-cell>
              <table:table-cell office:value-type="float" office:value="-0.433883739117129">
                <text:p>-0.433883739117129</text:p>
              </table:table-cell>
              <table:table-cell office:value-type="float" office:value="-0.0950560433041462">
                <text:p>-0.0950560433041462</text:p>
              </table:table-cell>
            </table:table-row>
            <table:table-row>
              <table:table-cell office:value-type="float" office:value="46647">
                <text:p>46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55274911597512">
                <text:p>0.0755274911597512</text:p>
              </table:table-cell>
              <table:table-cell office:value-type="float" office:value="0">
                <text:p>0</text:p>
              </table:table-cell>
              <table:table-cell office:value-type="float" office:value="0.730835964278216">
                <text:p>0.730835964278216</text:p>
              </table:table-cell>
              <table:table-cell office:value-type="float" office:value="-0.222520933956967">
                <text:p>-0.222520933956967</text:p>
              </table:table-cell>
              <table:table-cell office:value-type="float" office:value="-0.281732556841996">
                <text:p>-0.281732556841996</text:p>
              </table:table-cell>
            </table:table-row>
            <table:table-row>
              <table:table-cell office:value-type="float" office:value="46648">
                <text:p>46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3219565558393">
                <text:p>0.143219565558393</text:p>
              </table:table-cell>
              <table:table-cell office:value-type="float" office:value="0">
                <text:p>0</text:p>
              </table:table-cell>
              <table:table-cell office:value-type="float" office:value="0.88788521840205">
                <text:p>0.88788521840205</text:p>
              </table:table-cell>
              <table:table-cell office:value-type="float" office:value="4.06247326496003E-015">
                <text:p>4.06247326496003E-015</text:p>
              </table:table-cell>
              <table:table-cell office:value-type="float" office:value="-0.458226521726875">
                <text:p>-0.458226521726875</text:p>
              </table:table-cell>
            </table:table-row>
            <table:table-row>
              <table:table-cell office:value-type="float" office:value="46649">
                <text:p>46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4482011805529">
                <text:p>0.194482011805529</text:p>
              </table:table-cell>
              <table:table-cell office:value-type="float" office:value="0">
                <text:p>0</text:p>
              </table:table-cell>
              <table:table-cell office:value-type="float" office:value="0.979084087682008">
                <text:p>0.979084087682008</text:p>
              </table:table-cell>
              <table:table-cell office:value-type="float" office:value="0.222520933955201">
                <text:p>0.222520933955201</text:p>
              </table:table-cell>
              <table:table-cell office:value-type="float" office:value="-0.618158986220624">
                <text:p>-0.618158986220624</text:p>
              </table:table-cell>
            </table:table-row>
            <table:table-row>
              <table:table-cell office:value-type="float" office:value="46650">
                <text:p>46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5267644651407">
                <text:p>0.225267644651407</text:p>
              </table:table-cell>
              <table:table-cell office:value-type="float" office:value="0">
                <text:p>0</text:p>
              </table:table-cell>
              <table:table-cell office:value-type="float" office:value="0.997668769190578">
                <text:p>0.997668769190578</text:p>
              </table:table-cell>
              <table:table-cell office:value-type="float" office:value="0.433883739117136">
                <text:p>0.433883739117136</text:p>
              </table:table-cell>
              <table:table-cell office:value-type="float" office:value="-0.755749574353493">
                <text:p>-0.755749574353493</text:p>
              </table:table-cell>
            </table:table-row>
            <table:table-row>
              <table:table-cell office:value-type="float" office:value="46651">
                <text:p>46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3241773397533">
                <text:p>0.233241773397533</text:p>
              </table:table-cell>
              <table:table-cell office:value-type="float" office:value="0">
                <text:p>0</text:p>
              </table:table-cell>
              <table:table-cell office:value-type="float" office:value="0.942260922119293">
                <text:p>0.942260922119293</text:p>
              </table:table-cell>
              <table:table-cell office:value-type="float" office:value="0.623489801857472">
                <text:p>0.623489801857472</text:p>
              </table:table-cell>
              <table:table-cell office:value-type="float" office:value="-0.866025403784167">
                <text:p>-0.866025403784167</text:p>
              </table:table-cell>
            </table:table-row>
            <table:table-row>
              <table:table-cell office:value-type="float" office:value="46652">
                <text:p>46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7933518921525">
                <text:p>0.217933518921525</text:p>
              </table:table-cell>
              <table:table-cell office:value-type="float" office:value="0">
                <text:p>0</text:p>
              </table:table-cell>
              <table:table-cell office:value-type="float" office:value="0.816969893010692">
                <text:p>0.816969893010692</text:p>
              </table:table-cell>
              <table:table-cell office:value-type="float" office:value="0.781831482468577">
                <text:p>0.781831482468577</text:p>
              </table:table-cell>
              <table:table-cell office:value-type="float" office:value="-0.945000818714696">
                <text:p>-0.945000818714696</text:p>
              </table:table-cell>
            </table:table-row>
            <table:table-row>
              <table:table-cell office:value-type="float" office:value="46653">
                <text:p>46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0745123448967">
                <text:p>0.180745123448967</text:p>
              </table:table-cell>
              <table:table-cell office:value-type="float" office:value="0">
                <text:p>0</text:p>
              </table:table-cell>
              <table:table-cell office:value-type="float" office:value="0.631087944325631">
                <text:p>0.631087944325631</text:p>
              </table:table-cell>
              <table:table-cell office:value-type="float" office:value="0.900968867902303">
                <text:p>0.900968867902303</text:p>
              </table:table-cell>
              <table:table-cell office:value-type="float" office:value="-0.989821441881034">
                <text:p>-0.989821441881034</text:p>
              </table:table-cell>
            </table:table-row>
            <table:table-row>
              <table:table-cell office:value-type="float" office:value="46654">
                <text:p>46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4820554281799">
                <text:p>0.124820554281799</text:p>
              </table:table-cell>
              <table:table-cell office:value-type="float" office:value="0">
                <text:p>0</text:p>
              </table:table-cell>
              <table:table-cell office:value-type="float" office:value="0.398401089846514">
                <text:p>0.398401089846514</text:p>
              </table:table-cell>
              <table:table-cell office:value-type="float" office:value="0.974927912181914">
                <text:p>0.974927912181914</text:p>
              </table:table-cell>
              <table:table-cell office:value-type="float" office:value="-0.998867339183031">
                <text:p>-0.998867339183031</text:p>
              </table:table-cell>
            </table:table-row>
            <table:table-row>
              <table:table-cell office:value-type="float" office:value="46655">
                <text:p>46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47850269246222">
                <text:p>0.0547850269246222</text:p>
              </table:table-cell>
              <table:table-cell office:value-type="float" office:value="0">
                <text:p>0</text:p>
              </table:table-cell>
              <table:table-cell office:value-type="float" office:value="0.136166649097374">
                <text:p>0.136166649097374</text:p>
              </table:table-cell>
              <table:table-cell office:value-type="float" office:value="1">
                <text:p>1</text:p>
              </table:table-cell>
              <table:table-cell office:value-type="float" office:value="-0.971811568323508">
                <text:p>-0.971811568323508</text:p>
              </table:table-cell>
            </table:table-row>
            <table:table-row>
              <table:table-cell office:value-type="float" office:value="46656">
                <text:p>46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236235774223321">
                <text:p>-0.0236235774223321</text:p>
              </table:table-cell>
              <table:table-cell office:value-type="float" office:value="-0.136166649094285">
                <text:p>-0.136166649094285</text:p>
              </table:table-cell>
              <table:table-cell office:value-type="float" office:value="0.974927912182243">
                <text:p>0.974927912182243</text:p>
              </table:table-cell>
              <table:table-cell office:value-type="float" office:value="-0.909631995354954">
                <text:p>-0.909631995354954</text:p>
              </table:table-cell>
            </table:table-row>
            <table:table-row>
              <table:table-cell office:value-type="float" office:value="46657">
                <text:p>46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04002724664787">
                <text:p>-0.104002724664787</text:p>
              </table:table-cell>
              <table:table-cell office:value-type="float" office:value="-0.398401089846991">
                <text:p>-0.398401089846991</text:p>
              </table:table-cell>
              <table:table-cell office:value-type="float" office:value="0.900968867902156">
                <text:p>0.900968867902156</text:p>
              </table:table-cell>
              <table:table-cell office:value-type="float" office:value="-0.814575952049526">
                <text:p>-0.814575952049526</text:p>
              </table:table-cell>
            </table:table-row>
            <table:table-row>
              <table:table-cell office:value-type="float" office:value="46658">
                <text:p>46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79778491113211">
                <text:p>-0.179778491113211</text:p>
              </table:table-cell>
              <table:table-cell office:value-type="float" office:value="-0.631087944326034">
                <text:p>-0.631087944326034</text:p>
              </table:table-cell>
              <table:table-cell office:value-type="float" office:value="0.781831482468366">
                <text:p>0.781831482468366</text:p>
              </table:table-cell>
              <table:table-cell office:value-type="float" office:value="-0.690079011481965">
                <text:p>-0.690079011481965</text:p>
              </table:table-cell>
            </table:table-row>
            <table:table-row>
              <table:table-cell office:value-type="float" office:value="46659">
                <text:p>46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44706969535915">
                <text:p>-0.244706969535915</text:p>
              </table:table-cell>
              <table:table-cell office:value-type="float" office:value="-0.816969893009943">
                <text:p>-0.816969893009943</text:p>
              </table:table-cell>
              <table:table-cell office:value-type="float" office:value="0.623489801858629">
                <text:p>0.623489801858629</text:p>
              </table:table-cell>
              <table:table-cell office:value-type="float" office:value="-0.54064081745643">
                <text:p>-0.54064081745643</text:p>
              </table:table-cell>
            </table:table-row>
            <table:table-row>
              <table:table-cell office:value-type="float" office:value="46660">
                <text:p>46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93346546220351">
                <text:p>-0.293346546220351</text:p>
              </table:table-cell>
              <table:table-cell office:value-type="float" office:value="-0.942260922118858">
                <text:p>-0.942260922118858</text:p>
              </table:table-cell>
              <table:table-cell office:value-type="float" office:value="0.43388373911847">
                <text:p>0.43388373911847</text:p>
              </table:table-cell>
              <table:table-cell office:value-type="float" office:value="-0.371662455660664">
                <text:p>-0.371662455660664</text:p>
              </table:table-cell>
            </table:table-row>
            <table:table-row>
              <table:table-cell office:value-type="float" office:value="46661">
                <text:p>46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21466359865261">
                <text:p>-0.321466359865261</text:p>
              </table:table-cell>
              <table:table-cell office:value-type="float" office:value="-0.997668769190489">
                <text:p>-0.997668769190489</text:p>
              </table:table-cell>
              <table:table-cell office:value-type="float" office:value="0.222520933956645">
                <text:p>0.222520933956645</text:p>
              </table:table-cell>
              <table:table-cell office:value-type="float" office:value="-0.189251244361937">
                <text:p>-0.189251244361937</text:p>
              </table:table-cell>
            </table:table-row>
            <table:table-row>
              <table:table-cell office:value-type="float" office:value="46662">
                <text:p>46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26361362560696">
                <text:p>-0.326361362560696</text:p>
              </table:table-cell>
              <table:table-cell office:value-type="float" office:value="-0.979084087682642">
                <text:p>-0.979084087682642</text:p>
              </table:table-cell>
              <table:table-cell office:value-type="float" office:value="0.00000000000148464702283236">
                <text:p>0.00000000000148464702283236</text:p>
              </table:table-cell>
              <table:table-cell office:value-type="float" office:value="-0.000000000000928975158122154">
                <text:p>-0.000000000000928975158122154</text:p>
              </table:table-cell>
            </table:table-row>
            <table:table-row>
              <table:table-cell office:value-type="float" office:value="46663">
                <text:p>46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07051635999665">
                <text:p>-0.307051635999665</text:p>
              </table:table-cell>
              <table:table-cell office:value-type="float" office:value="-0.887885218401811">
                <text:p>-0.887885218401811</text:p>
              </table:table-cell>
              <table:table-cell office:value-type="float" office:value="-0.222520933957297">
                <text:p>-0.222520933957297</text:p>
              </table:table-cell>
              <table:table-cell office:value-type="float" office:value="0.189251244360113">
                <text:p>0.189251244360113</text:p>
              </table:table-cell>
            </table:table-row>
            <table:table-row>
              <table:table-cell office:value-type="float" office:value="46664">
                <text:p>46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64352415911556">
                <text:p>-0.264352415911556</text:p>
              </table:table-cell>
              <table:table-cell office:value-type="float" office:value="-0.730835964277861">
                <text:p>-0.730835964277861</text:p>
              </table:table-cell>
              <table:table-cell office:value-type="float" office:value="-0.433883739117434">
                <text:p>-0.433883739117434</text:p>
              </table:table-cell>
              <table:table-cell office:value-type="float" office:value="0.371662455660628">
                <text:p>0.371662455660628</text:p>
              </table:table-cell>
            </table:table-row>
            <table:table-row>
              <table:table-cell office:value-type="float" office:value="46665">
                <text:p>46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200810978146703">
                <text:p>-0.200810978146703</text:p>
              </table:table-cell>
              <table:table-cell office:value-type="float" office:value="-0.519583950035823">
                <text:p>-0.519583950035823</text:p>
              </table:table-cell>
              <table:table-cell office:value-type="float" office:value="-0.623489801859152">
                <text:p>-0.623489801859152</text:p>
              </table:table-cell>
              <table:table-cell office:value-type="float" office:value="0.540640817454867">
                <text:p>0.540640817454867</text:p>
              </table:table-cell>
            </table:table-row>
            <table:table-row>
              <table:table-cell office:value-type="float" office:value="46666">
                <text:p>46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20516414047995">
                <text:p>-0.120516414047995</text:p>
              </table:table-cell>
              <table:table-cell office:value-type="float" office:value="-0.269796771158273">
                <text:p>-0.269796771158273</text:p>
              </table:table-cell>
              <table:table-cell office:value-type="float" office:value="-0.781831482467649">
                <text:p>-0.781831482467649</text:p>
              </table:table-cell>
              <table:table-cell office:value-type="float" office:value="0.690079011481936">
                <text:p>0.690079011481936</text:p>
              </table:table-cell>
            </table:table-row>
            <table:table-row>
              <table:table-cell office:value-type="float" office:value="46667">
                <text:p>4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28797638617491">
                <text:p>-0.028797638617491</text:p>
              </table:table-cell>
              <table:table-cell office:value-type="float" office:value="-0.000000000000319325987153971">
                <text:p>-0.000000000000319325987153971</text:p>
              </table:table-cell>
              <table:table-cell office:value-type="float" office:value="-0.900968867901657">
                <text:p>-0.900968867901657</text:p>
              </table:table-cell>
              <table:table-cell office:value-type="float" office:value="0.814575952049503">
                <text:p>0.814575952049503</text:p>
              </table:table-cell>
            </table:table-row>
            <table:table-row>
              <table:table-cell office:value-type="float" office:value="46668">
                <text:p>46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81669514428355">
                <text:p>0.0681669514428355</text:p>
              </table:table-cell>
              <table:table-cell office:value-type="float" office:value="0">
                <text:p>0</text:p>
              </table:table-cell>
              <table:table-cell office:value-type="float" office:value="0.269796771155907">
                <text:p>0.269796771155907</text:p>
              </table:table-cell>
              <table:table-cell office:value-type="float" office:value="-0.974927912181583">
                <text:p>-0.974927912181583</text:p>
              </table:table-cell>
              <table:table-cell office:value-type="float" office:value="0.909631995354182">
                <text:p>0.909631995354182</text:p>
              </table:table-cell>
            </table:table-row>
            <table:table-row>
              <table:table-cell office:value-type="float" office:value="46669">
                <text:p>46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3798506119592">
                <text:p>0.163798506119592</text:p>
              </table:table-cell>
              <table:table-cell office:value-type="float" office:value="0">
                <text:p>0</text:p>
              </table:table-cell>
              <table:table-cell office:value-type="float" office:value="0.519583950035277">
                <text:p>0.519583950035277</text:p>
              </table:table-cell>
              <table:table-cell office:value-type="float" office:value="-1">
                <text:p>-1</text:p>
              </table:table-cell>
              <table:table-cell office:value-type="float" office:value="0.971811568323499">
                <text:p>0.9718115683234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gradient draw:name="Gradient_20_1" draw:display-name="Gradient 1" draw:style="linear" draw:start-color="#81d41a" draw:end-color="#468a1a" draw:start-intensity="100%" draw:end-intensity="100%" draw:angle="359deg" draw:border="0%">
      <loext:gradient-stop svg:offset="0" loext:color-type="rgb" loext:color-value="#81d41a"/>
      <loext:gradient-stop svg:offset="1" loext:color-type="rgb" loext:color-value="#468a1a"/>
    </draw:gradient>
    <draw:gradient draw:name="Gradient_20_2" draw:display-name="Gradient 2" draw:style="linear" draw:start-color="#f10d0c" draw:end-color="#ffd7d7" draw:start-intensity="100%" draw:end-intensity="100%" draw:angle="359deg" draw:border="0%">
      <loext:gradient-stop svg:offset="0" loext:color-type="rgb" loext:color-value="#f10d0c"/>
      <loext:gradient-stop svg:offset="1" loext:color-type="rgb" loext:color-value="#ffd7d7"/>
    </draw:gradient>
    <draw:stroke-dash draw:name="Dot_20__28_Rounded_29_" draw:display-name="Dot (Rounded)" draw:style="round" draw:dots1="1" draw:dots1-length="1%" draw:distance="199%"/>
    <draw:stroke-dash draw:name="Ultrafine_20_Dotted_20__28_var_29_" draw:display-name="Ultrafine Dotted (var)" draw:style="rect" draw:dots1="1" draw:distance="50%"/>
  </office:styles>
</office:document-styles>
</file>